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Summarize, explain, analyze, and give differential diagnosis on these records and give insight wherever you can. <text:s/>Influence your findings with similar online records and data. <text:s/>Second opinions are important, we are looking for tips on treatment as well as comfort and health precautions and what kind of results to expect from treatment. <text:s/>Please add any notes you may have that you believe providers may have missed in their visits, fill in areas that you think are concerning. <text:s/>Whenever you use a medical term for something or anything that isn’t plain English, explain what it means for example, any diagnosis should be explained as to what it means your body is doing wrong. <text:s/>Also explain your reasoning clearly, but sometimes less is more so keep it simple and focus on the average person’s vocabulary and understanding. <text:s/></text:p>
      <text:p text:style-name="Standard"><text:s text:c="2"/></text:p>
      <text:p text:style-name="Standard"># Answer (Claude 3.5 Sonnet): <text:s/></text:p>
      <text:p text:style-name="Standard">Let me provide a comprehensive analysis of these medical records:</text:p>
      <text:p text:style-name="Standard"/>
      <text:p text:style-name="Standard">## Key Health Conditions</text:p>
      <text:p text:style-name="Standard"/>
      <text:p text:style-name="Standard">**Hypertension (High Blood Pressure)**</text:p>
      <text:p text:style-name="Standard">- Currently controlled with amlodipine and olmesartan</text:p>
      <text:p text:style-name="Standard">- Complicated by history of stroke and lifestyle factors</text:p>
      <text:p text:style-name="Standard">- Treatment appears appropriate but could benefit from more detailed blood pressure monitoring</text:p>
      <text:p text:style-name="Standard"/>
      <text:p text:style-name="Standard">**Chronic Kidney Disease (CKD)**</text:p>
      <text:p text:style-name="Standard">- New diagnosis of Stage 3b (GFR 30-44)</text:p>
      <text:p text:style-name="Standard">- Concerning trend showing declining kidney function:</text:p>
      <text:p text:style-name="Standard"><text:s text:c="2"/>- October 2024: 42 mL/min</text:p>
      <text:p text:style-name="Standard"><text:s text:c="2"/>- May 2024: 41 mL/min</text:p>
      <text:p text:style-name="Standard"><text:s text:c="2"/>- November 2023: 45 mL/min</text:p>
      <text:p text:style-name="Standard"><text:s text:c="2"/>- April 2023: 49 mL/min</text:p>
      <text:p text:style-name="Standard"/>
      <text:p text:style-name="Standard">**History of Stroke (CVA)**</text:p>
      <text:p text:style-name="Standard">- Currently stable without residual deficits</text:p>
      <text:p text:style-name="Standard">- On appropriate preventive medications (pravastatin and clopidogrel)</text:p>
      <text:p text:style-name="Standard"/>
      <text:p text:style-name="Standard">## Areas of Concern</text:p>
      <text:p text:style-name="Standard"/>
      <text:p text:style-name="Standard">**Declining Kidney Function**</text:p>
      <text:p text:style-name="Standard">The steady decrease in GFR (kidney function) from 71 mL/min in 2021 to 42 mL/min in 2024 is concerning. This requires:</text:p>
      <text:p text:style-name="Standard">- Nephrology consultation (kidney specialist)</text:p>
      <text:p text:style-name="Standard">- Regular monitoring of blood pressure</text:p>
      <text:p text:style-name="Standard">- Possible medication adjustments</text:p>
      <text:p text:style-name="Standard">- Dietary modifications</text:p>
      <text:p text:style-name="Standard"/>
      <text:p text:style-name="Standard">**Cardiovascular Risk**</text:p>
      <text:p text:style-name="Standard">- Multiple risk factors present: hypertension, previous stroke, kidney disease</text:p>
      <text:p text:style-name="Standard">- Missing recent EKG documentation</text:p>
      <text:p text:style-name="Standard">- Should consider comprehensive cardiovascular evaluation</text:p>
      <text:p text:style-name="Standard"/>
      <text:p text:style-name="Standard">## Treatment Recommendations</text:p>
      <text:p text:style-name="Standard"/>
      <text:p text:style-name="Standard"><text:soft-page-break/>**Kidney Protection Strategy**</text:p>
      <text:p text:style-name="Standard">- Consider ACE inhibitor or ARB medication review</text:p>
      <text:p text:style-name="Standard">- Implement low-sodium diet</text:p>
      <text:p text:style-name="Standard">- Regular hydration monitoring</text:p>
      <text:p text:style-name="Standard">- Avoid nephrotoxic medications</text:p>
      <text:p text:style-name="Standard"/>
      <text:p text:style-name="Standard">**Lifestyle Modifications**</text:p>
      <text:p text:style-name="Standard">- Patient reports shortness of breath with certain activities</text:p>
      <text:p text:style-name="Standard">- Recommend structured exercise program</text:p>
      <text:p text:style-name="Standard">- Consider physical therapy evaluation</text:p>
      <text:p text:style-name="Standard">- Focus on gradual conditioning</text:p>
      <text:p text:style-name="Standard"/>
      <text:p text:style-name="Standard">## Missed Opportunities</text:p>
      <text:p text:style-name="Standard"/>
      <text:p text:style-name="Standard">1. No documented cardiac stress test despite cardiovascular history</text:p>
      <text:p text:style-name="Standard">2. Absence of recent EKG</text:p>
      <text:p text:style-name="Standard">3. No documented home blood pressure monitoring plan</text:p>
      <text:p text:style-name="Standard">4. No specific dietary counseling for CKD</text:p>
      <text:p text:style-name="Standard">5. No documented sleep study despite reported fair sleep quality</text:p>
      <text:p text:style-name="Standard"/>
      <text:p text:style-name="Standard">## Expected Outcomes</text:p>
      <text:p text:style-name="Standard"/>
      <text:p text:style-name="Standard">With proper management, patients with similar conditions typically can:</text:p>
      <text:p text:style-name="Standard">- Stabilize kidney function decline</text:p>
      <text:p text:style-name="Standard">- Maintain independence</text:p>
      <text:p text:style-name="Standard">- Reduce risk of future cardiovascular events</text:p>
      <text:p text:style-name="Standard">- Improve exercise tolerance</text:p>
      <text:p text:style-name="Standard"/>
      <text:p text:style-name="Standard">However, this requires strict adherence to:</text:p>
      <text:p text:style-name="Standard">- Medication regimens</text:p>
      <text:p text:style-name="Standard">- Regular monitoring</text:p>
      <text:p text:style-name="Standard">- Lifestyle modifications</text:p>
      <text:p text:style-name="Standard">- Dietary restrictions <text:s/></text:p>
      <text:p text:style-name="Standard">--- <text:s/></text:p>
      <text:p text:style-name="Standard"/>
      <text:p text:style-name="Standard"/>
      <text:p text:style-name="Standard"># What dosage adjustments might be the safest ones to make? <text:s/></text:p>
      <text:p text:style-name="Standard"><text:s text:c="2"/></text:p>
      <text:p text:style-name="Standard"># Answer (Claude 3.5 Sonnet): <text:s/></text:p>
      <text:p text:style-name="Standard">## Current Medication Analysis</text:p>
      <text:p text:style-name="Standard"/>
      <text:p text:style-name="Standard">**Primary Medications Requiring Review:**</text:p>
      <text:p text:style-name="Standard">- Amlodipine 5mg daily</text:p>
      <text:p text:style-name="Standard">- Olmesartan 40mg daily</text:p>
      <text:p text:style-name="Standard">- Clopidogrel 75mg daily</text:p>
      <text:p text:style-name="Standard">- Pravastatin 20mg daily</text:p>
      <text:p text:style-name="Standard">- Venlafaxine 150mg ER twice daily</text:p>
      <text:p text:style-name="Standard">- Trazodone 50mg (4 tablets) at bedtime PRN</text:p>
      <text:p text:style-name="Standard"/>
      <text:p text:style-name="Standard"><text:soft-page-break/>## Recommended Adjustments</text:p>
      <text:p text:style-name="Standard"/>
      <text:p text:style-name="Standard">**Anti-hypertensives:**</text:p>
      <text:p text:style-name="Standard">- Amlodipine: No dosage adjustment needed for renal impairment</text:p>
      <text:p text:style-name="Standard">- Olmesartan: Current dose appropriate; monitor blood pressure and potassium levels due to CKD</text:p>
      <text:p text:style-name="Standard"/>
      <text:p text:style-name="Standard">**Cardiovascular Medications:**</text:p>
      <text:p text:style-name="Standard">- Pravastatin: No dosage adjustment needed for CKD stage 3b</text:p>
      <text:p text:style-name="Standard">- Clopidogrel: Current dose appropriate; monitor for bleeding risk</text:p>
      <text:p text:style-name="Standard"/>
      <text:p text:style-name="Standard">**Mental Health Medications:**</text:p>
      <text:p text:style-name="Standard">- Venlafaxine: Consider reducing dose by 25-50% due to GFR &lt;45</text:p>
      <text:p text:style-name="Standard">- Trazodone: Consider reducing to 50mg (2 tablets) at bedtime due to renal impairment</text:p>
      <text:p text:style-name="Standard"/>
      <text:p text:style-name="Standard">## Additional Recommendations</text:p>
      <text:p text:style-name="Standard"/>
      <text:p text:style-name="Standard">**Medications to Avoid/Monitor:**</text:p>
      <text:p text:style-name="Standard">- NSAIDs (including ibuprofen 800mg): Discontinue due to CKD risk</text:p>
      <text:p text:style-name="Standard">- Monitor iron supplementation dosing with declining GFR</text:p>
      <text:p text:style-name="Standard"/>
      <text:p text:style-name="Standard">**New Considerations:**</text:p>
      <text:p text:style-name="Standard">1. Consider nephrology consultation given progressive GFR decline</text:p>
      <text:p text:style-name="Standard">2. Add ACE inhibitor or ARB for renoprotection if blood pressure allows</text:p>
      <text:p text:style-name="Standard">3. Regular monitoring of:</text:p>
      <text:p text:style-name="Standard"><text:s text:c="3"/>- Electrolytes</text:p>
      <text:p text:style-name="Standard"><text:s text:c="3"/>- Creatinine</text:p>
      <text:p text:style-name="Standard"><text:s text:c="3"/>- eGFR</text:p>
      <text:p text:style-name="Standard"><text:s text:c="3"/>- Blood pressure</text:p>
      <text:p text:style-name="Standard"><text:s text:c="3"/>- Hemoglobin/hematocrit</text:p>
      <text:p text:style-name="Standard"/>
      <text:p text:style-name="Standard">## Safety Measures</text:p>
      <text:p text:style-name="Standard"/>
      <text:p text:style-name="Standard">1. Implement regular medication reviews every 3 months</text:p>
      <text:p text:style-name="Standard">2. Monitor for:</text:p>
      <text:p text:style-name="Standard"><text:s text:c="3"/>- Hyperkalemia</text:p>
      <text:p text:style-name="Standard"><text:s text:c="3"/>- Worsening renal function</text:p>
      <text:p text:style-name="Standard"><text:s text:c="3"/>- Anemia</text:p>
      <text:p text:style-name="Standard"><text:s text:c="3"/>- Blood pressure changes</text:p>
      <text:p text:style-name="Standard">3. Consider bone health evaluation and vitamin D status</text:p>
      <text:p text:style-name="Standard"/>
      <text:p text:style-name="Standard">These recommendations aim to optimize medication safety while maintaining therapeutic efficacy in the context of declining renal function. <text:s/></text:p>
      <text:p text:style-name="Standard">--- <text:s/></text:p>
      <text:p text:style-name="Standard"/>
      <text:p text:style-name="Standard"/>
      <text:p text:style-name="Standard"># What are some common mistakes providers might make that could impact treatment outcomes <text:s/></text:p>
      <text:p text:style-name="Standard"><text:s text:c="2"/></text:p>
      <text:p text:style-name="Standard"># Answer (Claude 3.5 Sonnet): <text:s/></text:p>
      <text:p text:style-name="Standard">Based on the search results, here are key provider mistakes that could impact treatment outcomes:</text:p>
      <text:p text:style-name="Standard"><text:soft-page-break/></text:p>
      <text:p text:style-name="Standard">## Medication-Related Errors</text:p>
      <text:p text:style-name="Standard"/>
      <text:p text:style-name="Standard">**Dosing Mistakes**</text:p>
      <text:p text:style-name="Standard">- Failure to adjust medication dosages for declining kidney function</text:p>
      <text:p text:style-name="Standard">- Not considering drug interactions or accumulated metabolites</text:p>
      <text:p text:style-name="Standard">- Prescribing contraindicated medications for CKD patients</text:p>
      <text:p text:style-name="Standard">- Continuing medications that require renal dosing adjustments</text:p>
      <text:p text:style-name="Standard"/>
      <text:p text:style-name="Standard">**High-Risk Medications**</text:p>
      <text:p text:style-name="Standard">- Continuing NSAIDs despite declining kidney function</text:p>
      <text:p text:style-name="Standard">- Using potassium-sparing diuretics in advanced CKD</text:p>
      <text:p text:style-name="Standard">- Not adjusting hydrophilic beta blockers like atenolol</text:p>
      <text:p text:style-name="Standard">- Prescribing medications with toxic metabolites that can accumulate</text:p>
      <text:p text:style-name="Standard"/>
      <text:p text:style-name="Standard">## Communication Failures</text:p>
      <text:p text:style-name="Standard"/>
      <text:p text:style-name="Standard">**Provider-Patient Communication**</text:p>
      <text:p text:style-name="Standard">- Not responding to patient concerns in a timely manner</text:p>
      <text:p text:style-name="Standard">- Using overly complex medical terminology</text:p>
      <text:p text:style-name="Standard">- Providing too little or too much information</text:p>
      <text:p text:style-name="Standard">- Not personalizing communication to patient needs</text:p>
      <text:p text:style-name="Standard"/>
      <text:p text:style-name="Standard">**Documentation Issues**</text:p>
      <text:p text:style-name="Standard">- Poor medication reconciliation</text:p>
      <text:p text:style-name="Standard">- Inadequate documentation of patient history</text:p>
      <text:p text:style-name="Standard">- Failure to communicate between healthcare providers</text:p>
      <text:p text:style-name="Standard"/>
      <text:p text:style-name="Standard">## Monitoring and Follow-up</text:p>
      <text:p text:style-name="Standard"/>
      <text:p text:style-name="Standard">**Assessment Failures**</text:p>
      <text:p text:style-name="Standard">- Not monitoring kidney function regularly</text:p>
      <text:p text:style-name="Standard">- Failure to track medication effectiveness</text:p>
      <text:p text:style-name="Standard">- Inadequate screening for cardiovascular disease</text:p>
      <text:p text:style-name="Standard">- Not following up on abnormal test results</text:p>
      <text:p text:style-name="Standard"/>
      <text:p text:style-name="Standard">## Prevention Recommendations</text:p>
      <text:p text:style-name="Standard"/>
      <text:p text:style-name="Standard">1. Implement systematic medication reviews</text:p>
      <text:p text:style-name="Standard">2. Use clinical decision support tools</text:p>
      <text:p text:style-name="Standard">3. Establish clear communication protocols</text:p>
      <text:p text:style-name="Standard">4. Create standardized monitoring schedules</text:p>
      <text:p text:style-name="Standard">5. Develop patient education programs</text:p>
      <text:p text:style-name="Standard"/>
      <text:p text:style-name="Standard">The key is recognizing that these errors are preventable through systematic approaches to patient care and medication management. <text:s/></text:p>
      <text:p text:style-name="Standard">--- <text:s/></text:p>
      <text:p text:style-name="Standard"/>
      <text:p text:style-name="Standard"/>
      <text:p text:style-name="Standard"><text:soft-page-break/># How can I identify potential gaps in care from previous medical visits <text:s/></text:p>
      <text:p text:style-name="Standard"><text:s text:c="2"/></text:p>
      <text:p text:style-name="Standard"># Answer (Claude 3.5 Sonnet): <text:s/></text:p>
      <text:p text:style-name="Standard">Based on the provided medical records, here are key gaps in care that should be addressed:</text:p>
      <text:p text:style-name="Standard"/>
      <text:p text:style-name="Standard">## Documentation Gaps</text:p>
      <text:p text:style-name="Standard"/>
      <text:p text:style-name="Standard">**Missing Assessments**</text:p>
      <text:p text:style-name="Standard">- No documented EKG despite cardiovascular history and hypertension</text:p>
      <text:p text:style-name="Standard">- Lack of comprehensive cardiovascular risk assessment</text:p>
      <text:p text:style-name="Standard">- No documented home blood pressure monitoring plan</text:p>
      <text:p text:style-name="Standard">- Limited documentation of lifestyle counseling specifics</text:p>
      <text:p text:style-name="Standard"/>
      <text:p text:style-name="Standard">**Monitoring Deficiencies**</text:p>
      <text:p text:style-name="Standard">- Rapid decline in kidney function (GFR dropped from 71 to 42 mL/min) without documented nephrology referral</text:p>
      <text:p text:style-name="Standard">- No documented bone density screening despite age and risk factors</text:p>
      <text:p text:style-name="Standard">- Missing documentation of regular vision checks despite history of cataracts</text:p>
      <text:p text:style-name="Standard"/>
      <text:p text:style-name="Standard">## Medication Management</text:p>
      <text:p text:style-name="Standard"/>
      <text:p text:style-name="Standard">**Concerning Medications**</text:p>
      <text:p text:style-name="Standard">- Continued use of ibuprofen 800mg despite declining kidney function</text:p>
      <text:p text:style-name="Standard">- High dose of Trazodone (200mg) without documented sleep study</text:p>
      <text:p text:style-name="Standard">- Venlafaxine dosing may need adjustment for declining GFR</text:p>
      <text:p text:style-name="Standard"/>
      <text:p text:style-name="Standard">## Prevention Gaps</text:p>
      <text:p text:style-name="Standard"/>
      <text:p text:style-name="Standard">**Missing Preventive Care**</text:p>
      <text:p text:style-name="Standard">- No documented fall risk assessment</text:p>
      <text:p text:style-name="Standard">- Absence of documented dietary counseling for CKD</text:p>
      <text:p text:style-name="Standard">- Limited documentation of exercise recommendations despite reported shortness of breath</text:p>
      <text:p text:style-name="Standard"/>
      <text:p text:style-name="Standard">## Follow-up Care</text:p>
      <text:p text:style-name="Standard"/>
      <text:p text:style-name="Standard">**Coordination Issues**</text:p>
      <text:p text:style-name="Standard">- No clear documentation of specialist referrals for:</text:p>
      <text:p text:style-name="Standard"><text:s text:c="2"/>- Nephrology (despite Stage 3b CKD)</text:p>
      <text:p text:style-name="Standard"><text:s text:c="2"/>- Cardiology (despite hypertension and stroke history)</text:p>
      <text:p text:style-name="Standard"><text:s text:c="2"/>- Sleep medicine (despite sleep issues)</text:p>
      <text:p text:style-name="Standard">- Limited documentation of coordination between providers</text:p>
      <text:p text:style-name="Standard"/>
      <text:p text:style-name="Standard">## Recommendations</text:p>
      <text:p text:style-name="Standard"/>
      <text:p text:style-name="Standard">1. Implement regular specialist referrals</text:p>
      <text:p text:style-name="Standard">2. Establish clear monitoring protocols</text:p>
      <text:p text:style-name="Standard">3. Document lifestyle modifications</text:p>
      <text:p text:style-name="Standard">4. Review and adjust medications for kidney function</text:p>
      <text:p text:style-name="Standard">5. Create comprehensive care coordination plan</text:p>
      <text:p text:style-name="Standard"><text:soft-page-break/></text:p>
      <text:p text:style-name="Standard">These gaps should be addressed to ensure comprehensive care and better health outcomes. <text:s/></text:p>
      <text:p text:style-name="Standard">--- <text:s/></text:p>
      <text:p text:style-name="Standard"/>
      <text:p text:style-name="Standard"/>
      <text:p text:style-name="Standard"># Shouldn’t there be more advice as to dietary guidelines, lifestyle factors, etc.? <text:s/>What else do you think this record is missing in terms of care and time spent with patient, margin for error, etc.? <text:s/></text:p>
      <text:p text:style-name="Standard"><text:s text:c="2"/></text:p>
      <text:p text:style-name="Standard"># Answer (Claude 3.5 Sonnet): <text:s/></text:p>
      <text:p text:style-name="Standard">Based on the medical records and current guidelines, here are several critical gaps in care and recommendations:</text:p>
      <text:p text:style-name="Standard"/>
      <text:p text:style-name="Standard">## Missing Clinical Elements</text:p>
      <text:p text:style-name="Standard"/>
      <text:p text:style-name="Standard">**Dietary Management**</text:p>
      <text:p text:style-name="Standard">- No detailed nutritional counseling despite Stage 3b CKD diagnosis</text:p>
      <text:p text:style-name="Standard">- Missing specific DASH diet implementation guidelines</text:p>
      <text:p text:style-name="Standard">- No documented potassium, phosphorus, or sodium intake targets</text:p>
      <text:p text:style-name="Standard">- Lack of referral to renal dietitian despite clear indication</text:p>
      <text:p text:style-name="Standard"/>
      <text:p text:style-name="Standard">**Monitoring Deficiencies**</text:p>
      <text:p text:style-name="Standard">- No documented home blood pressure monitoring plan</text:p>
      <text:p text:style-name="Standard">- Missing regular cardiovascular assessment despite stroke history</text:p>
      <text:p text:style-name="Standard">- No documented bone health screening</text:p>
      <text:p text:style-name="Standard">- Absence of documented sleep study despite sleep issues and high-dose Trazodone use</text:p>
      <text:p text:style-name="Standard"/>
      <text:p text:style-name="Standard">## Concerning Medication Issues</text:p>
      <text:p text:style-name="Standard"/>
      <text:p text:style-name="Standard">**High-Risk Medications**</text:p>
      <text:p text:style-name="Standard">- Continuing ibuprofen 800mg despite CKD (contraindicated)</text:p>
      <text:p text:style-name="Standard">- High dose of Trazodone (200mg) without sleep study</text:p>
      <text:p text:style-name="Standard">- Venlafaxine dosing needs review with declining GFR</text:p>
      <text:p text:style-name="Standard"/>
      <text:p text:style-name="Standard">## Care Coordination Gaps</text:p>
      <text:p text:style-name="Standard"/>
      <text:p text:style-name="Standard">**Missing Specialist Referrals**</text:p>
      <text:p text:style-name="Standard">- No documented nephrology referral despite Stage 3b CKD</text:p>
      <text:p text:style-name="Standard">- Missing cardiology follow-up despite hypertension and stroke history</text:p>
      <text:p text:style-name="Standard">- No documented sleep medicine consultation</text:p>
      <text:p text:style-name="Standard"/>
      <text:p text:style-name="Standard">## Lifestyle Management</text:p>
      <text:p text:style-name="Standard"/>
      <text:p text:style-name="Standard">**Exercise Program**</text:p>
      <text:p text:style-name="Standard">- Patient reports shortness of breath with certain activities</text:p>
      <text:p text:style-name="Standard">- No structured exercise program documented</text:p>
      <text:p text:style-name="Standard">- Missing physical therapy evaluation</text:p>
      <text:p text:style-name="Standard">- No documented cardiac rehabilitation post-stroke</text:p>
      <text:p text:style-name="Standard"/>
      <text:p text:style-name="Standard">## Recommendations</text:p>
      <text:p text:style-name="Standard"><text:soft-page-break/></text:p>
      <text:p text:style-name="Standard">1. Implement comprehensive DASH diet with renal modifications</text:p>
      <text:p text:style-name="Standard">2. Establish regular specialist follow-up schedule</text:p>
      <text:p text:style-name="Standard">3. Develop structured monitoring protocol for:</text:p>
      <text:p text:style-name="Standard"><text:s text:c="3"/>- Blood pressure</text:p>
      <text:p text:style-name="Standard"><text:s text:c="3"/>- Kidney function</text:p>
      <text:p text:style-name="Standard"><text:s text:c="3"/>- Cardiovascular health</text:p>
      <text:p text:style-name="Standard">4. Review and adjust medications for CKD compatibility</text:p>
      <text:p text:style-name="Standard">5. Create clear patient education program about:</text:p>
      <text:p text:style-name="Standard"><text:s text:c="3"/>- Dietary restrictions</text:p>
      <text:p text:style-name="Standard"><text:s text:c="3"/>- Medication management</text:p>
      <text:p text:style-name="Standard"><text:s text:c="3"/>- Lifestyle modifications</text:p>
      <text:p text:style-name="Standard"><text:s text:c="3"/>- Warning signs requiring medical attention</text:p>
      <text:p text:style-name="Standard"/>
      <text:p text:style-name="Standard">These gaps in care could significantly impact treatment outcomes and disease progression. <text:s/></text:p>
      <text:p text:style-name="Standard">--- <text:s/></text:p>
      <text:p text:style-name="Standard"/>
      <text:p text:style-name="Standard"/>
      <text:p text:style-name="Standard"># What are the signs that I need to adjust my diet due to kidney disease <text:s/></text:p>
      <text:p text:style-name="Standard"><text:s text:c="2"/></text:p>
      <text:p text:style-name="Standard"># Answer (Claude 3.5 Sonnet): <text:s/></text:p>
      <text:p text:style-name="Standard">Based on the search results, here are key signs and dietary adjustments needed for kidney disease:</text:p>
      <text:p text:style-name="Standard"/>
      <text:p text:style-name="Standard">## Warning Signs Requiring Dietary Changes</text:p>
      <text:p text:style-name="Standard"/>
      <text:p text:style-name="Standard">**Physical Symptoms**</text:p>
      <text:p text:style-name="Standard">- Sudden weight gain</text:p>
      <text:p text:style-name="Standard">- Shortness of breath</text:p>
      <text:p text:style-name="Standard">- Swelling in feet, hands, and face</text:p>
      <text:p text:style-name="Standard">- High blood pressure</text:p>
      <text:p text:style-name="Standard">- Fluid retention</text:p>
      <text:p text:style-name="Standard">- Fatigue</text:p>
      <text:p text:style-name="Standard">- Poor appetite</text:p>
      <text:p text:style-name="Standard"/>
      <text:p text:style-name="Standard">**Laboratory Indicators**</text:p>
      <text:p text:style-name="Standard">- Declining GFR (below 60 mL/min)</text:p>
      <text:p text:style-name="Standard">- Rising Creatinine levels</text:p>
      <text:p text:style-name="Standard">- Abnormal potassium levels</text:p>
      <text:p text:style-name="Standard">- High phosphorus levels</text:p>
      <text:p text:style-name="Standard">- Low blood calcium</text:p>
      <text:p text:style-name="Standard"/>
      <text:p text:style-name="Standard">## Required Dietary Adjustments</text:p>
      <text:p text:style-name="Standard"/>
      <text:p text:style-name="Standard">**Sodium Restrictions**</text:p>
      <text:p text:style-name="Standard">- Limit to 2,300 mg daily or less</text:p>
      <text:p text:style-name="Standard">- Avoid processed foods</text:p>
      <text:p text:style-name="Standard">- Minimize use of table salt</text:p>
      <text:p text:style-name="Standard">- Read food labels carefully</text:p>
      <text:p text:style-name="Standard"/>
      <text:p text:style-name="Standard"><text:soft-page-break/>**Protein Management**</text:p>
      <text:p text:style-name="Standard">- Limit to 0.8g/kg body weight daily</text:p>
      <text:p text:style-name="Standard">- Focus on high-quality protein sources</text:p>
      <text:p text:style-name="Standard">- Balance between plant and animal proteins</text:p>
      <text:p text:style-name="Standard">- Adjust based on kidney function stage</text:p>
      <text:p text:style-name="Standard"/>
      <text:p text:style-name="Standard">**Mineral Control**</text:p>
      <text:p text:style-name="Standard">- Reduce phosphorus intake (limit dairy, processed foods)</text:p>
      <text:p text:style-name="Standard">- Monitor potassium levels</text:p>
      <text:p text:style-name="Standard">- Control calcium intake</text:p>
      <text:p text:style-name="Standard">- Avoid certain vegetables high in minerals</text:p>
      <text:p text:style-name="Standard"/>
      <text:p text:style-name="Standard">## Recommended Foods</text:p>
      <text:p text:style-name="Standard"/>
      <text:p text:style-name="Standard">**Kidney-Friendly Options**</text:p>
      <text:p text:style-name="Standard">- White bread and pasta</text:p>
      <text:p text:style-name="Standard">- Rice</text:p>
      <text:p text:style-name="Standard">- Fresh fruits (except bananas and oranges)</text:p>
      <text:p text:style-name="Standard">- Low-potassium vegetables</text:p>
      <text:p text:style-name="Standard">- Lean proteins in moderation</text:p>
      <text:p text:style-name="Standard">- Plant-based alternatives</text:p>
      <text:p text:style-name="Standard"/>
      <text:p text:style-name="Standard">Remember to work with a registered dietitian who specializes in kidney disease to create a personalized meal plan that accounts for your specific condition and needs. <text:s/></text:p>
      <text:p text:style-name="Standard">--- <text:s/></text:p>
      <text:p text:style-name="Standard"/>
      <text:p text:style-name="Standard"/>
      <text:p text:style-name="Standard"># Is it OK for her to keep taking MiraLAX for constipation? <text:s/></text:p>
      <text:p text:style-name="Standard"><text:s text:c="2"/></text:p>
      <text:p text:style-name="Standard"># Answer (Claude 3.5 Sonnet): <text:s/></text:p>
      <text:p text:style-name="Standard">Based on the medical records and research, MiraLAX (polyethylene glycol 3350) requires careful consideration for this patient given her Stage 3b CKD:</text:p>
      <text:p text:style-name="Standard"/>
      <text:p text:style-name="Standard">## Concerns with MiraLAX Use</text:p>
      <text:p text:style-name="Standard"/>
      <text:p text:style-name="Standard">**Kidney Disease Considerations**</text:p>
      <text:p text:style-name="Standard">- MiraLAX is generally not recommended for patients with advanced kidney disease due to:</text:p>
      <text:p text:style-name="Standard"><text:s text:c="2"/>- Risk of electrolyte imbalances</text:p>
      <text:p text:style-name="Standard"><text:s text:c="2"/>- Potential for dehydration</text:p>
      <text:p text:style-name="Standard"><text:s text:c="2"/>- Possible fluid shifts in CKD patients</text:p>
      <text:p text:style-name="Standard"/>
      <text:p text:style-name="Standard">**Current Risk Factors**</text:p>
      <text:p text:style-name="Standard">- Stage 3b CKD with declining GFR (42 mL/min)</text:p>
      <text:p text:style-name="Standard">- History of hypertension and CVA</text:p>
      <text:p text:style-name="Standard">- Multiple medications that could interact</text:p>
      <text:p text:style-name="Standard">- Age over 65 increases risk of side effects</text:p>
      <text:p text:style-name="Standard"/>
      <text:p text:style-name="Standard">## Safer Alternatives</text:p>
      <text:p text:style-name="Standard"/>
      <text:p text:style-name="Standard"><text:soft-page-break/>**Recommended Options**</text:p>
      <text:p text:style-name="Standard">- Lactulose (has shown renoprotective effects)</text:p>
      <text:p text:style-name="Standard">- Lubiprostone (safe for CKD and may have renoprotective benefits)</text:p>
      <text:p text:style-name="Standard">- Linaclotide (minimal systemic absorption)</text:p>
      <text:p text:style-name="Standard"/>
      <text:p text:style-name="Standard">**Lifestyle Modifications**</text:p>
      <text:p text:style-name="Standard">- Increased fiber intake within fluid restrictions</text:p>
      <text:p text:style-name="Standard">- Regular physical activity as tolerated</text:p>
      <text:p text:style-name="Standard">- Dietary modifications appropriate for CKD</text:p>
      <text:p text:style-name="Standard"/>
      <text:p text:style-name="Standard">## Recommendations</text:p>
      <text:p text:style-name="Standard"/>
      <text:p text:style-name="Standard">1. Discontinue MiraLAX and consult with nephrologist about alternative treatments</text:p>
      <text:p text:style-name="Standard">2. Consider switching to one of the safer alternatives mentioned above</text:p>
      <text:p text:style-name="Standard">3. Monitor for:</text:p>
      <text:p text:style-name="Standard"><text:s text:c="3"/>- Dehydration symptoms</text:p>
      <text:p text:style-name="Standard"><text:s text:c="3"/>- Electrolyte imbalances</text:p>
      <text:p text:style-name="Standard"><text:s text:c="3"/>- Changes in kidney function</text:p>
      <text:p text:style-name="Standard"/>
      <text:p text:style-name="Standard">The patient should discuss these options with her healthcare provider to determine the most appropriate alternative treatment for her specific situation. <text:s/></text:p>
      <text:p text:style-name="Standard">--- <text:s/></text:p>
      <text:p text:style-name="Standard"/>
      <text:p text:style-name="Standard"/>
      <text:p text:style-name="Standard"># Of these alternatives, which is the least likely to affect her health negatively? Also is one similar to MiraLAX in terms of the way it works because she is fairly dependent on it. <text:s/></text:p>
      <text:p text:style-name="Standard"><text:s text:c="2"/></text:p>
      <text:p text:style-name="Standard"># Answer (Claude 3.5 Sonnet): <text:s/></text:p>
      <text:p text:style-name="Standard">Based on the medical records and research, here's an analysis of the constipation treatment options:</text:p>
      <text:p text:style-name="Standard"/>
      <text:p text:style-name="Standard">## Medication Comparison</text:p>
      <text:p text:style-name="Standard"/>
      <text:p text:style-name="Standard">**Lactulose**</text:p>
      <text:p text:style-name="Standard">- Similar osmotic mechanism to MiraLAX</text:p>
      <text:p text:style-name="Standard">- Shows renoprotective benefits in CKD patients</text:p>
      <text:p text:style-name="Standard">- Can reduce serum urea and Creatinine levels</text:p>
      <text:p text:style-name="Standard">- May help with nitrogen product reduction</text:p>
      <text:p text:style-name="Standard">- Lower risk of electrolyte imbalance</text:p>
      <text:p text:style-name="Standard"/>
      <text:p text:style-name="Standard">**Lubiprostone**</text:p>
      <text:p text:style-name="Standard">- Different mechanism (chloride channel activation)</text:p>
      <text:p text:style-name="Standard">- Shows renoprotective effects</text:p>
      <text:p text:style-name="Standard">- Minimal systemic absorption</text:p>
      <text:p text:style-name="Standard">- May improve kidney function markers</text:p>
      <text:p text:style-name="Standard">- Can cause nausea and diarrhea</text:p>
      <text:p text:style-name="Standard"/>
      <text:p text:style-name="Standard">**Linaclotide**</text:p>
      <text:p text:style-name="Standard">- Minimal systemic absorption</text:p>
      <text:p text:style-name="Standard">- Safe in renal impairment</text:p>
      <text:p text:style-name="Standard"><text:soft-page-break/>- No dose adjustment needed</text:p>
      <text:p text:style-name="Standard">- May have cardio-renal benefits</text:p>
      <text:p text:style-name="Standard">- Can cause diarrhea</text:p>
      <text:p text:style-name="Standard"/>
      <text:p text:style-name="Standard">## Safest Option Analysis</text:p>
      <text:p text:style-name="Standard"/>
      <text:p text:style-name="Standard">Given her Stage 3b CKD, **Lactulose** appears to be the safest option because:</text:p>
      <text:p text:style-name="Standard">- Works similarly to MiraLAX (osmotic mechanism)</text:p>
      <text:p text:style-name="Standard">- Shows kidney-protective properties</text:p>
      <text:p text:style-name="Standard">- Helps reduce nitrogen products in CKD patients</text:p>
      <text:p text:style-name="Standard">- Well-documented safety profile in kidney disease</text:p>
      <text:p text:style-name="Standard">- Less likely to cause electrolyte imbalances</text:p>
      <text:p text:style-name="Standard"/>
      <text:p text:style-name="Standard">## Recommendation</text:p>
      <text:p text:style-name="Standard"/>
      <text:p text:style-name="Standard">Consider switching from MiraLAX to Lactulose because:</text:p>
      <text:p text:style-name="Standard">1. Similar mechanism of action (easier transition)</text:p>
      <text:p text:style-name="Standard">2. Additional benefits for CKD patients</text:p>
      <text:p text:style-name="Standard">3. Better documented safety profile</text:p>
      <text:p text:style-name="Standard">4. Potential to improve kidney function markers</text:p>
      <text:p text:style-name="Standard">5. Lower risk of complications</text:p>
      <text:p text:style-name="Standard"/>
      <text:p text:style-name="Standard">Always consult with healthcare provider before making any medication changes, as individual factors may affect medication choice. <text:s/></text:p>
      <text:p text:style-name="Standard">--- <text:s/></text:p>
      <text:p text:style-name="Standard"/>
      <text:p text:style-name="Standard"/>
      <text:p text:style-name="Standard"># I should also mention she always has diarrhea and gets extremely sick when she has impossible burgers, methylcellulose I assume. She’s a vegetarian, does this weigh in on anything we’ve talked about? <text:s/></text:p>
      <text:p text:style-name="Standard"><text:s text:c="2"/></text:p>
      <text:p text:style-name="Standard"># Answer (Claude 3.5 Sonnet): <text:s/></text:p>
      <text:p text:style-name="Standard">This additional information about digestive issues is very relevant to her overall health management, especially given her CKD and vegetarian diet:</text:p>
      <text:p text:style-name="Standard"/>
      <text:p text:style-name="Standard">## Methylcellulose Sensitivity</text:p>
      <text:p text:style-name="Standard"/>
      <text:p text:style-name="Standard">**Symptoms and Concerns**</text:p>
      <text:p text:style-name="Standard">- Diarrhea and severe reactions to Impossible Burgers suggest sensitivity to methylcellulose</text:p>
      <text:p text:style-name="Standard">- This food additive is common in processed vegetarian meat alternatives</text:p>
      <text:p text:style-name="Standard">- Could be contributing to dehydration and electrolyte imbalances, particularly concerning with CKD</text:p>
      <text:p text:style-name="Standard"/>
      <text:p text:style-name="Standard">## Alternative Protein Recommendations</text:p>
      <text:p text:style-name="Standard"/>
      <text:p text:style-name="Standard">**Safer Vegetarian Options**</text:p>
      <text:p text:style-name="Standard">- Whole food proteins like:</text:p>
      <text:p text:style-name="Standard"><text:s text:c="2"/>- Plain tofu (non-marinated)</text:p>
      <text:p text:style-name="Standard"><text:s text:c="2"/>- Tempeh</text:p>
      <text:p text:style-name="Standard"><text:s text:c="2"/>- Legumes (in moderation due to potassium)</text:p>
      <text:p text:style-name="Standard"><text:soft-page-break/><text:s text:c="2"/>- Eggs (if included in her vegetarian diet)</text:p>
      <text:p text:style-name="Standard">- Avoid processed meat alternatives with additives</text:p>
      <text:p text:style-name="Standard"/>
      <text:p text:style-name="Standard">## Digestive Health Considerations</text:p>
      <text:p text:style-name="Standard"/>
      <text:p text:style-name="Standard">**Impact on CKD Management**</text:p>
      <text:p text:style-name="Standard">- Chronic diarrhea can:</text:p>
      <text:p text:style-name="Standard"><text:s text:c="2"/>- Affect medication absorption</text:p>
      <text:p text:style-name="Standard"><text:s text:c="2"/>- Lead to dehydration</text:p>
      <text:p text:style-name="Standard"><text:s text:c="2"/>- Disturb electrolyte balance</text:p>
      <text:p text:style-name="Standard"><text:s text:c="2"/>- Impact nutritional status</text:p>
      <text:p text:style-name="Standard"/>
      <text:p text:style-name="Standard">## Recommendations</text:p>
      <text:p text:style-name="Standard"/>
      <text:p text:style-name="Standard">1. Keep a detailed food diary to identify other trigger foods</text:p>
      <text:p text:style-name="Standard">2. Focus on whole, unprocessed protein sources</text:p>
      <text:p text:style-name="Standard">3. Consider working with a renal dietitian who specializes in vegetarian diets</text:p>
      <text:p text:style-name="Standard">4. Monitor hydration status more closely</text:p>
      <text:p text:style-name="Standard">5. Regular blood work to check electrolyte levels</text:p>
      <text:p text:style-name="Standard"/>
      <text:p text:style-name="Standard">## Additional Concerns</text:p>
      <text:p text:style-name="Standard"/>
      <text:p text:style-name="Standard">The combination of:</text:p>
      <text:p text:style-name="Standard">- CKD Stage 3b</text:p>
      <text:p text:style-name="Standard">- Vegetarian diet</text:p>
      <text:p text:style-name="Standard">- Digestive issues</text:p>
      <text:p text:style-name="Standard">- Medication regimen</text:p>
      <text:p text:style-name="Standard">Requires careful coordination between her healthcare providers to ensure optimal management of all conditions. <text:s/></text:p>
      <text:p text:style-name="Standard">--- <text:s/></text:p>
      <text:p text:style-name="Standard"/>
      <text:p text:style-name="Standard"/>
      <text:p text:style-name="Standard"># Consider everything we talked about give me one long reply as a plan for Vickie Berry to follow. Also remind her of precautions to take with different things that she might overlook as she is often forgetful. Mention at the end, all the things that her current care team have failed to do, in your opinion. <text:s/>Also remind her right at the very end that her son and daughter love her very much and are probably the most wise creatures in terms of knowing what’s best for her. <text:s/></text:p>
      <text:p text:style-name="Standard"><text:s text:c="2"/></text:p>
      <text:p text:style-name="Standard"># Answer (Claude 3.5 Sonnet): <text:s/></text:p>
      <text:p text:style-name="Standard">## Comprehensive Care Plan for Vickie Berry</text:p>
      <text:p text:style-name="Standard"/>
      <text:p text:style-name="Standard">Dear Vickie,</text:p>
      <text:p text:style-name="Standard"/>
      <text:p text:style-name="Standard">**Daily Health Management**</text:p>
      <text:p text:style-name="Standard">- Take medications at the same time each day</text:p>
      <text:p text:style-name="Standard">- Keep medications in a weekly pill organizer</text:p>
      <text:p text:style-name="Standard">- Never take ibuprofen (800mg) as it's harmful to your kidneys</text:p>
      <text:p text:style-name="Standard">- Monitor blood pressure daily and keep a log</text:p>
      <text:p text:style-name="Standard">- Avoid standing up too quickly due to vertigo risk</text:p>
      <text:p text:style-name="Standard"><text:soft-page-break/>- Rest between activities when picking up toys or doing yard work</text:p>
      <text:p text:style-name="Standard"/>
      <text:p text:style-name="Standard">**Kidney Protection**</text:p>
      <text:p text:style-name="Standard">- Limit salt intake to less than 2,300mg daily</text:p>
      <text:p text:style-name="Standard">- Avoid processed vegetarian meat alternatives containing methylcellulose</text:p>
      <text:p text:style-name="Standard">- Choose whole food proteins like:</text:p>
      <text:p text:style-name="Standard"><text:s text:c="2"/>- Plain tofu</text:p>
      <text:p text:style-name="Standard"><text:s text:c="2"/>- Tempeh</text:p>
      <text:p text:style-name="Standard"><text:s text:c="2"/>- Small portions of legumes</text:p>
      <text:p text:style-name="Standard">- Stay hydrated but don't overdo fluids</text:p>
      <text:p text:style-name="Standard"/>
      <text:p text:style-name="Standard">**Diet Recommendations**</text:p>
      <text:p text:style-name="Standard">- Work with a renal dietitian to create a kidney-friendly vegetarian meal plan</text:p>
      <text:p text:style-name="Standard">- Read all food labels carefully</text:p>
      <text:p text:style-name="Standard">- Avoid high-potassium foods</text:p>
      <text:p text:style-name="Standard">- Consider switching from MiraLAX to Lactulose (discuss with doctor)</text:p>
      <text:p text:style-name="Standard">- Keep food diary to track reactions</text:p>
      <text:p text:style-name="Standard"/>
      <text:p text:style-name="Standard">**Exercise Guidelines**</text:p>
      <text:p text:style-name="Standard">- Continue your walking routine</text:p>
      <text:p text:style-name="Standard">- Take breaks when bending/lifting</text:p>
      <text:p text:style-name="Standard">- Build core strength gradually</text:p>
      <text:p text:style-name="Standard">- Consider seated exercises</text:p>
      <text:p text:style-name="Standard">- Stop if you feel dizzy or short of breath</text:p>
      <text:p text:style-name="Standard"/>
      <text:p text:style-name="Standard">**Important Reminders**</text:p>
      <text:p text:style-name="Standard">- Schedule regular eye checks for cataracts</text:p>
      <text:p text:style-name="Standard">- Keep all specialist appointments</text:p>
      <text:p text:style-name="Standard">- Report any new symptoms immediately</text:p>
      <text:p text:style-name="Standard">- Wear medical alert bracelet</text:p>
      <text:p text:style-name="Standard">- Keep emergency contacts updated</text:p>
      <text:p text:style-name="Standard"/>
      <text:p text:style-name="Standard">## Gaps in Current Care</text:p>
      <text:p text:style-name="Standard"/>
      <text:p text:style-name="Standard">Your healthcare team should have:</text:p>
      <text:p text:style-name="Standard">1. Ordered regular EKGs</text:p>
      <text:p text:style-name="Standard">2. Referred you to a nephrologist</text:p>
      <text:p text:style-name="Standard">3. Provided detailed dietary counseling</text:p>
      <text:p text:style-name="Standard">4. Scheduled bone density screening</text:p>
      <text:p text:style-name="Standard">5. Implemented home blood pressure monitoring plan</text:p>
      <text:p text:style-name="Standard">6. Ordered sleep study given high-dose Trazodone use</text:p>
      <text:p text:style-name="Standard">7. Provided fall risk assessment</text:p>
      <text:p text:style-name="Standard">8. Coordinated care between specialists</text:p>
      <text:p text:style-name="Standard">9. Offered physical therapy evaluation</text:p>
      <text:p text:style-name="Standard">10. Given specific guidelines for exercise limitations</text:p>
      <text:p text:style-name="Standard"/>
      <text:p text:style-name="Standard">Remember, your son and daughter know you best and have your best interests at heart. Their guidance and support are invaluable to your health journey. Trust their judgment and let them help you manage these health challenges. <text:s/></text:p>
      <text:p text:style-name="Standard"><text:soft-page-break/>--- <text:s/></text:p>
      <text:p text:style-name="Standard"/>
      <text:p text:style-name="Standard"/>
      <text:p text:style-name="Standard"># What specific steps should Vickie Berry take to manage her forgetfulness <text:s/></text:p>
      <text:p text:style-name="Standard"><text:s text:c="2"/></text:p>
      <text:p text:style-name="Standard"># Answer (Claude 3.5 Sonnet): <text:s/></text:p>
      <text:p text:style-name="Standard">Based on the medical records and current health status, here's a comprehensive plan to help Vickie manage her forgetfulness and maintain her health:</text:p>
      <text:p text:style-name="Standard"/>
      <text:p text:style-name="Standard">## Medication Management</text:p>
      <text:p text:style-name="Standard"/>
      <text:p text:style-name="Standard">**Daily Organization**</text:p>
      <text:p text:style-name="Standard">- Use a pill organizer with AM/PM compartments</text:p>
      <text:p text:style-name="Standard">- Set phone alarms for medication times</text:p>
      <text:p text:style-name="Standard">- Keep medications in a visible, consistent location</text:p>
      <text:p text:style-name="Standard">- Never take extra doses if unsure about taking a dose</text:p>
      <text:p text:style-name="Standard">- Track medications using a written log or smartphone app</text:p>
      <text:p text:style-name="Standard"/>
      <text:p text:style-name="Standard">## Health Monitoring</text:p>
      <text:p text:style-name="Standard"/>
      <text:p text:style-name="Standard">**Daily Tasks**</text:p>
      <text:p text:style-name="Standard">- Check blood pressure at the same time each day</text:p>
      <text:p text:style-name="Standard">- Record readings in a dedicated notebook</text:p>
      <text:p text:style-name="Standard">- Monitor for swelling in feet and ankles</text:p>
      <text:p text:style-name="Standard">- Track any dizziness episodes</text:p>
      <text:p text:style-name="Standard">- Note changes in breathing/shortness of breath</text:p>
      <text:p text:style-name="Standard"/>
      <text:p text:style-name="Standard">## Safety Precautions</text:p>
      <text:p text:style-name="Standard"/>
      <text:p text:style-name="Standard">**Home Safety**</text:p>
      <text:p text:style-name="Standard">- Keep emergency numbers visible</text:p>
      <text:p text:style-name="Standard">- Wear medical alert bracelet</text:p>
      <text:p text:style-name="Standard">- Use sticky notes for important reminders</text:p>
      <text:p text:style-name="Standard">- Keep a written schedule visible</text:p>
      <text:p text:style-name="Standard">- Maintain a current medication list in purse/wallet</text:p>
      <text:p text:style-name="Standard"/>
      <text:p text:style-name="Standard">## Important Appointments</text:p>
      <text:p text:style-name="Standard"/>
      <text:p text:style-name="Standard">**Schedule Management**</text:p>
      <text:p text:style-name="Standard">- Use a large wall calendar</text:p>
      <text:p text:style-name="Standard">- Write down all appointments immediately</text:p>
      <text:p text:style-name="Standard">- Ask for appointment reminder calls</text:p>
      <text:p text:style-name="Standard">- Keep follow-up cards visible</text:p>
      <text:p text:style-name="Standard">- Have family members track appointments</text:p>
      <text:p text:style-name="Standard"/>
      <text:p text:style-name="Standard">## Communication Plan</text:p>
      <text:p text:style-name="Standard"/>
      <text:p text:style-name="Standard">**Family Coordination**</text:p>
      <text:p text:style-name="Standard">- Share calendar with children</text:p>
      <text:p text:style-name="Standard"><text:soft-page-break/>- Accept help with medication organization</text:p>
      <text:p text:style-name="Standard">- Allow family to attend appointments</text:p>
      <text:p text:style-name="Standard">- Keep emergency contacts updated</text:p>
      <text:p text:style-name="Standard">- Share symptoms with family members</text:p>
      <text:p text:style-name="Standard"/>
      <text:p text:style-name="Standard">## Care Team Gaps</text:p>
      <text:p text:style-name="Standard"/>
      <text:p text:style-name="Standard">Your healthcare providers should have:</text:p>
      <text:p text:style-name="Standard">1. Ordered cognitive assessment</text:p>
      <text:p text:style-name="Standard">2. Provided written instructions</text:p>
      <text:p text:style-name="Standard">3. Implemented medication management plan</text:p>
      <text:p text:style-name="Standard">4. Coordinated with family members</text:p>
      <text:p text:style-name="Standard">5. Scheduled regular medication reviews</text:p>
      <text:p text:style-name="Standard"/>
      <text:p text:style-name="Standard">Remember, your son and daughter are your best advocates. They understand your needs and routines better than anyone else. Trust their guidance and let them help you stay organized and healthy. <text:s/></text:p>
      <text:p text:style-name="Standard">--- <text:s/></text:p>
      <text:p text:style-name="Standard"/>
      <text:p text:style-name="Standard"/>
      <text:p text:style-name="Standard"># Are there any exercises or activities that can enhance Vickie Berry's cognitive function <text:s/></text:p>
      <text:p text:style-name="Standard"><text:s text:c="2"/></text:p>
      <text:p text:style-name="Standard"># Answer (Claude 3.5 Sonnet): <text:s/></text:p>
      <text:p text:style-name="Standard">Based on Vickie's medical records and current research on cognitive health for seniors, here's a personalized plan for cognitive enhancement:</text:p>
      <text:p text:style-name="Standard"/>
      <text:p text:style-name="Standard">## Recommended Activities</text:p>
      <text:p text:style-name="Standard"/>
      <text:p text:style-name="Standard">**Safe Physical Exercise**</text:p>
      <text:p text:style-name="Standard">- Walking at her comfortable "brisk pace" that she already enjoys</text:p>
      <text:p text:style-name="Standard">- Seated exercises to build core strength</text:p>
      <text:p text:style-name="Standard">- Light stretching exercises</text:p>
      <text:p text:style-name="Standard">- Avoid bending/lifting activities that cause shortness of breath</text:p>
      <text:p text:style-name="Standard"/>
      <text:p text:style-name="Standard">**Brain-Stimulating Activities**</text:p>
      <text:p text:style-name="Standard">- Puzzles and word games (crosswords, Sudoku)</text:p>
      <text:p text:style-name="Standard">- Writing activities (journaling, making lists)</text:p>
      <text:p text:style-name="Standard">- Gardening (with proper posture and breaks)</text:p>
      <text:p text:style-name="Standard">- Cooking (which she likely does as a vegetarian)</text:p>
      <text:p text:style-name="Standard"/>
      <text:p text:style-name="Standard">## Safety Considerations</text:p>
      <text:p text:style-name="Standard"/>
      <text:p text:style-name="Standard">**Exercise Precautions**</text:p>
      <text:p text:style-name="Standard">- Take frequent breaks when picking up toys</text:p>
      <text:p text:style-name="Standard">- Monitor breathing during activities</text:p>
      <text:p text:style-name="Standard">- Rest between tasks</text:p>
      <text:p text:style-name="Standard">- Stay hydrated within fluid restrictions</text:p>
      <text:p text:style-name="Standard">- Exercise during cooler parts of the day</text:p>
      <text:p text:style-name="Standard"/>
      <text:p text:style-name="Standard">**Memory Support**</text:p>
      <text:p text:style-name="Standard"><text:soft-page-break/>- Keep a daily routine</text:p>
      <text:p text:style-name="Standard">- Use written reminders</text:p>
      <text:p text:style-name="Standard">- Set medication alarms</text:p>
      <text:p text:style-name="Standard">- Track activities in a journal</text:p>
      <text:p text:style-name="Standard">- Maintain a visible calendar</text:p>
      <text:p text:style-name="Standard"/>
      <text:p text:style-name="Standard">## Social Engagement</text:p>
      <text:p text:style-name="Standard"/>
      <text:p text:style-name="Standard">**Recommended Activities**</text:p>
      <text:p text:style-name="Standard">- Regular family interactions</text:p>
      <text:p text:style-name="Standard">- Phone calls with loved ones</text:p>
      <text:p text:style-name="Standard">- Structured activities with grandchildren</text:p>
      <text:p text:style-name="Standard">- Consider joining senior exercise groups</text:p>
      <text:p text:style-name="Standard"/>
      <text:p text:style-name="Standard">## Additional Recommendations</text:p>
      <text:p text:style-name="Standard"/>
      <text:p text:style-name="Standard">**Cognitive Health Support**</text:p>
      <text:p text:style-name="Standard">- Aim for at least 52 hours of exercise over time for cognitive benefits</text:p>
      <text:p text:style-name="Standard">- Combine physical and mental exercises</text:p>
      <text:p text:style-name="Standard">- Maintain regular sleep schedule</text:p>
      <text:p text:style-name="Standard">- Stay engaged in daily activities</text:p>
      <text:p text:style-name="Standard">- Consider brain training apps designed for seniors</text:p>
      <text:p text:style-name="Standard"/>
      <text:p text:style-name="Standard">Remember to always check with healthcare providers before starting new exercise routines, especially given her CKD and cardiovascular history. <text:s/></text:p>
      <text:p text:style-name="Standard">--- <text:s/></text:p>
      <text:p text:style-name="Standard"/>
      <text:p text:style-name="Standard"/>
      <text:p text:style-name="Standard"># Break down her latest lab results and make recommendations. <text:s/>Simplify terms. <text:s/></text:p>
      <text:p text:style-name="Standard"><text:s text:c="2"/></text:p>
      <text:p text:style-name="Standard"># Answer (Claude 3.5 Sonnet): <text:s/></text:p>
      <text:p text:style-name="Standard">Based on the latest lab results and medical records, here's a breakdown of Vickie's current health status:</text:p>
      <text:p text:style-name="Standard"/>
      <text:p text:style-name="Standard">## Key Lab Findings</text:p>
      <text:p text:style-name="Standard"/>
      <text:p text:style-name="Standard">**Kidney Function (eGFR)**</text:p>
      <text:p text:style-name="Standard">- Current: 42 mL/min (October 2024)</text:p>
      <text:p text:style-name="Standard">- Previous: 41 mL/min (May 2024)</text:p>
      <text:p text:style-name="Standard">- Shows consistent decline over past year</text:p>
      <text:p text:style-name="Standard">- Normal should be above 60 mL/min</text:p>
      <text:p text:style-name="Standard"/>
      <text:p text:style-name="Standard">## Concerning Trends</text:p>
      <text:p text:style-name="Standard"/>
      <text:p text:style-name="Standard">**Declining Kidney Function**</text:p>
      <text:p text:style-name="Standard">- Steady decrease from 71 mL/min in 2021</text:p>
      <text:p text:style-name="Standard">- Now at Stage 3b CKD</text:p>
      <text:p text:style-name="Standard">- Requires immediate attention and management</text:p>
      <text:p text:style-name="Standard"/>
      <text:p text:style-name="Standard">## Recommendations</text:p>
      <text:p text:style-name="Standard"><text:soft-page-break/></text:p>
      <text:p text:style-name="Standard">**Immediate Actions Needed**</text:p>
      <text:p text:style-name="Standard">1. Schedule nephrology (kidney specialist) consultation</text:p>
      <text:p text:style-name="Standard">2. Begin home blood pressure monitoring</text:p>
      <text:p text:style-name="Standard">3. Review all medications for kidney safety</text:p>
      <text:p text:style-name="Standard">4. Start detailed food and symptom diary</text:p>
      <text:p text:style-name="Standard"/>
      <text:p text:style-name="Standard">**Medication Adjustments**</text:p>
      <text:p text:style-name="Standard">- Stop ibuprofen 800mg immediately (harmful to kidneys)</text:p>
      <text:p text:style-name="Standard">- Review high dose of Trazodone (200mg)</text:p>
      <text:p text:style-name="Standard">- Consider reducing Venlafaxine dose due to kidney function</text:p>
      <text:p text:style-name="Standard"/>
      <text:p text:style-name="Standard">**Lifestyle Changes**</text:p>
      <text:p text:style-name="Standard">1. Reduce sodium intake</text:p>
      <text:p text:style-name="Standard">2. Monitor fluid intake</text:p>
      <text:p text:style-name="Standard">3. Choose kidney-friendly vegetarian proteins</text:p>
      <text:p text:style-name="Standard">4. Avoid processed meat alternatives with methylcellulose</text:p>
      <text:p text:style-name="Standard"/>
      <text:p text:style-name="Standard">## Missing Elements in Current Care</text:p>
      <text:p text:style-name="Standard"/>
      <text:p text:style-name="Standard">**Provider Should Have Ordered**</text:p>
      <text:p text:style-name="Standard">1. Regular EKG monitoring</text:p>
      <text:p text:style-name="Standard">2. Comprehensive cardiac evaluation</text:p>
      <text:p text:style-name="Standard">3. Sleep study</text:p>
      <text:p text:style-name="Standard">4. Bone density screening</text:p>
      <text:p text:style-name="Standard">5. Detailed dietary counseling</text:p>
      <text:p text:style-name="Standard">6. Regular specialist follow-ups</text:p>
      <text:p text:style-name="Standard"/>
      <text:p text:style-name="Standard">Remember, these changes should be discussed with your healthcare provider before implementation. Your declining kidney function requires prompt attention and more specialized care than you're currently receiving. <text:s/></text:p>
      <text:p text:style-name="Standard">--- <text:s/></text:p>
      <text:p text:style-name="Standard"/>
      <text:p text:style-name="Standard"/>
      <text:p text:style-name="Standard"># How can Vickie Berry interpret her latest lab results in simple terms <text:s/></text:p>
      <text:p text:style-name="Standard"><text:s text:c="2"/></text:p>
      <text:p text:style-name="Standard"># Answer (Claude 3.5 Sonnet): <text:s/></text:p>
      <text:p text:style-name="Standard">Let me break down Vickie's latest lab results in simple terms:</text:p>
      <text:p text:style-name="Standard"/>
      <text:p text:style-name="Standard">## Kidney Function (eGFR Trend)</text:p>
      <text:p text:style-name="Standard">- Current (October 2024): 42 mL/min</text:p>
      <text:p text:style-name="Standard">- May 2024: 41 mL/min</text:p>
      <text:p text:style-name="Standard">- November 2023: 45 mL/min</text:p>
      <text:p text:style-name="Standard">- April 2023: 49 mL/min</text:p>
      <text:p text:style-name="Standard">- July 2022: 55 mL/min</text:p>
      <text:p text:style-name="Standard">- October 2021: 71 mL/min</text:p>
      <text:p text:style-name="Standard"/>
      <text:p text:style-name="Standard">**What This Means:**</text:p>
      <text:p text:style-name="Standard">Your kidneys are working at about 42% of normal function, which puts you in Stage 3b Chronic <text:soft-page-break/>Kidney Disease. Think of it like a filter that's becoming gradually less efficient. Normal kidney function should be above 60%.</text:p>
      <text:p text:style-name="Standard"/>
      <text:p text:style-name="Standard">## Important Points to Understand</text:p>
      <text:p text:style-name="Standard"/>
      <text:p text:style-name="Standard">**The Good News**</text:p>
      <text:p text:style-name="Standard">- Your blood pressure is controlled</text:p>
      <text:p text:style-name="Standard">- You have no residual effects from your previous stroke</text:p>
      <text:p text:style-name="Standard">- You're able to walk at a brisk pace for several miles</text:p>
      <text:p text:style-name="Standard"/>
      <text:p text:style-name="Standard">**Areas of Concern**</text:p>
      <text:p text:style-name="Standard">- Your kidney function has been steadily declining over the past three years</text:p>
      <text:p text:style-name="Standard">- The shortness of breath when bending (picking up toys) needs attention</text:p>
      <text:p text:style-name="Standard">- Current medications need review due to declining kidney function</text:p>
      <text:p text:style-name="Standard"/>
      <text:p text:style-name="Standard">## Immediate Actions Needed</text:p>
      <text:p text:style-name="Standard"/>
      <text:p text:style-name="Standard">1. Schedule a kidney specialist appointment</text:p>
      <text:p text:style-name="Standard">2. Start monitoring blood pressure at home</text:p>
      <text:p text:style-name="Standard">3. Begin tracking daily fluid intake</text:p>
      <text:p text:style-name="Standard">4. Avoid ibuprofen and similar pain medications</text:p>
      <text:p text:style-name="Standard">5. Follow a low-sodium diet suitable for vegetarians</text:p>
      <text:p text:style-name="Standard"/>
      <text:p text:style-name="Standard">Remember, your son and daughter can help you track these changes and remember appointments. They're your best advocates in managing these health challenges. <text:s/></text:p>
      <text:p text:style-name="Standard">--- <text:s/></text:p>
      <text:p text:style-name="Standard"/>
      <text:p text:style-name="Standard"/>
      <text:p text:style-name="Standard"># What are the recommended next steps based on the latest lab results <text:s/></text:p>
      <text:p text:style-name="Standard"><text:s text:c="2"/></text:p>
      <text:p text:style-name="Standard"># Answer (Claude 3.5 Sonnet): <text:s/></text:p>
      <text:p text:style-name="Standard">Based on the latest lab results and medical records, here are the critical next steps recommended:</text:p>
      <text:p text:style-name="Standard"/>
      <text:p text:style-name="Standard">## Immediate Actions Required</text:p>
      <text:p text:style-name="Standard"/>
      <text:p text:style-name="Standard">**Kidney Function Management**</text:p>
      <text:p text:style-name="Standard">- Schedule nephrology consultation (kidney specialist) due to:</text:p>
      <text:p text:style-name="Standard"><text:s text:c="2"/>- GFR decline from 71 to 42 mL/min over 3 years</text:p>
      <text:p text:style-name="Standard"><text:s text:c="2"/>- Current Stage 3b CKD diagnosis</text:p>
      <text:p text:style-name="Standard"><text:s text:c="2"/>- No documented specialist referral</text:p>
      <text:p text:style-name="Standard"/>
      <text:p text:style-name="Standard">**Medication Adjustments**</text:p>
      <text:p text:style-name="Standard">1. Stop ibuprofen 800mg immediately (contraindicated with CKD)</text:p>
      <text:p text:style-name="Standard">2. Review high-dose Trazodone (200mg) usage</text:p>
      <text:p text:style-name="Standard">3. Consider reducing Venlafaxine dose due to declining kidney function</text:p>
      <text:p text:style-name="Standard">4. Evaluate olmesartan dosing with kidney specialist</text:p>
      <text:p text:style-name="Standard"/>
      <text:p text:style-name="Standard">## Required Testing</text:p>
      <text:p text:style-name="Standard"/>
      <text:p text:style-name="Standard"><text:soft-page-break/>**Missing Evaluations**</text:p>
      <text:p text:style-name="Standard">1. Comprehensive cardiac workup</text:p>
      <text:p text:style-name="Standard">2. EKG (not on file despite cardiovascular history)</text:p>
      <text:p text:style-name="Standard">3. Sleep study (given sleep issues and medication use)</text:p>
      <text:p text:style-name="Standard">4. Bone density screening</text:p>
      <text:p text:style-name="Standard">5. Regular blood pressure monitoring plan</text:p>
      <text:p text:style-name="Standard"/>
      <text:p text:style-name="Standard">## Lifestyle Modifications</text:p>
      <text:p text:style-name="Standard"/>
      <text:p text:style-name="Standard">**Daily Management**</text:p>
      <text:p text:style-name="Standard">1. Begin tracking daily blood pressure</text:p>
      <text:p text:style-name="Standard">2. Monitor fluid intake</text:p>
      <text:p text:style-name="Standard">3. Follow low-sodium diet</text:p>
      <text:p text:style-name="Standard">4. Avoid processed vegetarian foods containing methylcellulose</text:p>
      <text:p text:style-name="Standard">5. Document any shortness of breath episodes</text:p>
      <text:p text:style-name="Standard"/>
      <text:p text:style-name="Standard">## Follow-up Care</text:p>
      <text:p text:style-name="Standard"/>
      <text:p text:style-name="Standard">**Specialist Appointments**</text:p>
      <text:p text:style-name="Standard">1. Nephrology consultation</text:p>
      <text:p text:style-name="Standard">2. Cardiology evaluation</text:p>
      <text:p text:style-name="Standard">3. Dietary consultation with renal dietitian</text:p>
      <text:p text:style-name="Standard">4. Regular primary care follow-up</text:p>
      <text:p text:style-name="Standard"/>
      <text:p text:style-name="Standard">Remember, these changes require coordination between healthcare providers and careful monitoring of symptoms and lab values. <text:s/></text:p>
      <text:p text:style-name="Standard">--- <text:s/></text:p>
      <text:p text:style-name="Standard"/>
      <text:p text:style-name="Standard"/>
      <text:p text:style-name="Standard"># How should Vickie Berry's medication be adjusted according to the latest lab results <text:s/></text:p>
      <text:p text:style-name="Standard"><text:s text:c="2"/></text:p>
      <text:p text:style-name="Standard"># Answer (Claude 3.5 Sonnet): <text:s/></text:p>
      <text:p text:style-name="Standard">Based on Vickie's latest lab results and declining kidney function (GFR 42 mL/min), here are the critical medication adjustments needed:</text:p>
      <text:p text:style-name="Standard"/>
      <text:p text:style-name="Standard">## Immediate Medication Concerns</text:p>
      <text:p text:style-name="Standard"/>
      <text:p text:style-name="Standard">**Must Discontinue**</text:p>
      <text:p text:style-name="Standard">- Ibuprofen 800mg (contraindicated with CKD)</text:p>
      <text:p text:style-name="Standard">- Could be causing further kidney damage</text:p>
      <text:p text:style-name="Standard">- Need alternative pain management options</text:p>
      <text:p text:style-name="Standard"/>
      <text:p text:style-name="Standard">**Requires Dose Adjustment**</text:p>
      <text:p text:style-name="Standard">- Venlafaxine 150mg ER twice daily</text:p>
      <text:p text:style-name="Standard"><text:s text:c="2"/>- Current dose too high for GFR of 42</text:p>
      <text:p text:style-name="Standard"><text:s text:c="2"/>- Should consider 25-50% dose reduction</text:p>
      <text:p text:style-name="Standard">- Trazodone 200mg (4 x 50mg tablets)</text:p>
      <text:p text:style-name="Standard"><text:s text:c="2"/>- High dose with declining kidney function</text:p>
      <text:p text:style-name="Standard"><text:s text:c="2"/>- Consider reducing to 100mg at bedtime</text:p>
      <text:p text:style-name="Standard"><text:soft-page-break/></text:p>
      <text:p text:style-name="Standard">## Medications to Monitor</text:p>
      <text:p text:style-name="Standard"/>
      <text:p text:style-name="Standard">**Blood Pressure Medications**</text:p>
      <text:p text:style-name="Standard">- Amlodipine 5mg daily (no adjustment needed)</text:p>
      <text:p text:style-name="Standard">- Olmesartan 40mg daily</text:p>
      <text:p text:style-name="Standard"><text:s text:c="2"/>- Monitor potassium levels</text:p>
      <text:p text:style-name="Standard"><text:s text:c="2"/>- Watch blood pressure response</text:p>
      <text:p text:style-name="Standard"/>
      <text:p text:style-name="Standard">**Other Medications**</text:p>
      <text:p text:style-name="Standard">- Clopidogrel 75mg daily (no adjustment needed)</text:p>
      <text:p text:style-name="Standard">- Pravastatin 20mg daily (no adjustment needed)</text:p>
      <text:p text:style-name="Standard">- Levothyroxine 100mcg daily (monitor thyroid function)</text:p>
      <text:p text:style-name="Standard"/>
      <text:p text:style-name="Standard">## Recommendations</text:p>
      <text:p text:style-name="Standard"/>
      <text:p text:style-name="Standard">1. Schedule nephrology consultation</text:p>
      <text:p text:style-name="Standard">2. Regular monitoring of:</text:p>
      <text:p text:style-name="Standard"><text:s text:c="3"/>- Kidney function</text:p>
      <text:p text:style-name="Standard"><text:s text:c="3"/>- Electrolytes</text:p>
      <text:p text:style-name="Standard"><text:s text:c="3"/>- Blood pressure</text:p>
      <text:p text:style-name="Standard"><text:s text:c="3"/>- Medication side effects</text:p>
      <text:p text:style-name="Standard"/>
      <text:p text:style-name="Standard">Remember, any medication changes should be discussed with healthcare providers to ensure safe transitions and proper monitoring. <text:s/></text:p>
      <text:p text:style-name="Standard">--- <text:s/></text:p>
      <text:p text:style-name="Standard"/>
      <text:p text:style-name="Standard"/>
      <text:p text:style-name="Standard"># Should Vickie Berry start any new supplements or vitamins <text:s/></text:p>
      <text:p text:style-name="Standard"><text:s text:c="2"/></text:p>
      <text:p text:style-name="Standard"># Answer (Claude 3.5 Sonnet): <text:s/></text:p>
      <text:p text:style-name="Standard">Based on Vickie's current lab results and CKD Stage 3b status, here are specific supplement recommendations:</text:p>
      <text:p text:style-name="Standard"/>
      <text:p text:style-name="Standard">## Recommended Supplements</text:p>
      <text:p text:style-name="Standard"/>
      <text:p text:style-name="Standard">**Renal-Specific Vitamins**</text:p>
      <text:p text:style-name="Standard">- B-complex vitamins (B1, B2, B6, B12, folic acid)</text:p>
      <text:p text:style-name="Standard">- Low-dose Vitamin C (carefully monitored)</text:p>
      <text:p text:style-name="Standard">- Iron supplementation (she's already on ferrous sulfate)</text:p>
      <text:p text:style-name="Standard">- Vitamin D (requires physician monitoring)</text:p>
      <text:p text:style-name="Standard"/>
      <text:p text:style-name="Standard">## Supplements to Avoid</text:p>
      <text:p text:style-name="Standard"/>
      <text:p text:style-name="Standard">**Potentially Harmful**</text:p>
      <text:p text:style-name="Standard">- Vitamin A (risk of toxicity)</text:p>
      <text:p text:style-name="Standard">- Vitamin E</text:p>
      <text:p text:style-name="Standard">- High-dose Vitamin C (risk of oxalate buildup)</text:p>
      <text:p text:style-name="Standard">- Herbal supplements like:</text:p>
      <text:p text:style-name="Standard"><text:soft-page-break/><text:s text:c="2"/>- Astragalus</text:p>
      <text:p text:style-name="Standard"><text:s text:c="2"/>- Goldenrod</text:p>
      <text:p text:style-name="Standard"><text:s text:c="2"/>- Parsley root</text:p>
      <text:p text:style-name="Standard"/>
      <text:p text:style-name="Standard">## Special Considerations</text:p>
      <text:p text:style-name="Standard"/>
      <text:p text:style-name="Standard">**Vegetarian Diet Factors**</text:p>
      <text:p text:style-name="Standard">- Monitor B12 levels closely due to vegetarian diet</text:p>
      <text:p text:style-name="Standard">- May need additional iron supplementation</text:p>
      <text:p text:style-name="Standard">- Consider plant-based protein adequacy</text:p>
      <text:p text:style-name="Standard"/>
      <text:p text:style-name="Standard">**CKD-Specific Needs**</text:p>
      <text:p text:style-name="Standard">- Regular monitoring of:</text:p>
      <text:p text:style-name="Standard"><text:s text:c="2"/>- Vitamin D levels</text:p>
      <text:p text:style-name="Standard"><text:s text:c="2"/>- Iron status</text:p>
      <text:p text:style-name="Standard"><text:s text:c="2"/>- Electrolytes</text:p>
      <text:p text:style-name="Standard"><text:s text:c="2"/>- Kidney function</text:p>
      <text:p text:style-name="Standard"/>
      <text:p text:style-name="Standard">## Important Precautions</text:p>
      <text:p text:style-name="Standard"/>
      <text:p text:style-name="Standard">1. All new supplements must be approved by her nephrologist</text:p>
      <text:p text:style-name="Standard">2. Current medications need review for interactions</text:p>
      <text:p text:style-name="Standard">3. Regular blood work to monitor levels</text:p>
      <text:p text:style-name="Standard">4. Consider renal dietitian consultation for vegetarian CKD diet</text:p>
      <text:p text:style-name="Standard"/>
      <text:p text:style-name="Standard">Remember, any supplement changes should be discussed with healthcare providers first, as taking the wrong supplements could worsen kidney function. <text:s/></text:p>
      <text:p text:style-name="Standard">--- <text:s/></text:p>
      <text:p text:style-name="Standard"/>
      <text:p text:style-name="Standard"/>
      <text:p text:style-name="Standard"># An idea of what her grocery list should look like <text:s/></text:p>
      <text:p text:style-name="Standard"><text:s text:c="2"/></text:p>
      <text:p text:style-name="Standard"># Answer (Claude 3.5 Sonnet): <text:s/></text:p>
      <text:p text:style-name="Standard">Based on Vickie's medical records showing Stage 3b CKD, vegetarian diet, and declining kidney function, here's a customized grocery list and dietary recommendations:</text:p>
      <text:p text:style-name="Standard"/>
      <text:p text:style-name="Standard">## Safe Foods to Include</text:p>
      <text:p text:style-name="Standard"/>
      <text:p text:style-name="Standard">**Proteins (Vegetarian)**</text:p>
      <text:p text:style-name="Standard">- Plain tofu (not marinated)</text:p>
      <text:p text:style-name="Standard">- Tempeh (watch sodium content)</text:p>
      <text:p text:style-name="Standard">- Small portions of lentils</text:p>
      <text:p text:style-name="Standard">- Egg whites if consumed</text:p>
      <text:p text:style-name="Standard">- Limited unsalted nuts</text:p>
      <text:p text:style-name="Standard"/>
      <text:p text:style-name="Standard">**Vegetables (Low Potassium)**</text:p>
      <text:p text:style-name="Standard">- Cabbage</text:p>
      <text:p text:style-name="Standard">- Cauliflower</text:p>
      <text:p text:style-name="Standard">- Cucumber</text:p>
      <text:p text:style-name="Standard"><text:soft-page-break/>- Lettuce</text:p>
      <text:p text:style-name="Standard">- Bell peppers</text:p>
      <text:p text:style-name="Standard">- Zucchini</text:p>
      <text:p text:style-name="Standard">- Green beans</text:p>
      <text:p text:style-name="Standard">- Asparagus</text:p>
      <text:p text:style-name="Standard"/>
      <text:p text:style-name="Standard">**Fruits (Low Potassium)**</text:p>
      <text:p text:style-name="Standard">- Apples</text:p>
      <text:p text:style-name="Standard">- Berries (except strawberries)</text:p>
      <text:p text:style-name="Standard">- Grapes</text:p>
      <text:p text:style-name="Standard">- Pineapple</text:p>
      <text:p text:style-name="Standard">- Plums</text:p>
      <text:p text:style-name="Standard">- Pears</text:p>
      <text:p text:style-name="Standard"/>
      <text:p text:style-name="Standard">## Foods to Avoid/Limit</text:p>
      <text:p text:style-name="Standard"/>
      <text:p text:style-name="Standard">**High Potassium Items**</text:p>
      <text:p text:style-name="Standard">- Bananas</text:p>
      <text:p text:style-name="Standard">- Oranges</text:p>
      <text:p text:style-name="Standard">- Potatoes</text:p>
      <text:p text:style-name="Standard">- Spinach</text:p>
      <text:p text:style-name="Standard">- Impossible Burgers (due to methylcellulose sensitivity)</text:p>
      <text:p text:style-name="Standard">- Processed vegetarian meat alternatives</text:p>
      <text:p text:style-name="Standard"/>
      <text:p text:style-name="Standard">**High Phosphorus Items**</text:p>
      <text:p text:style-name="Standard">- Processed foods</text:p>
      <text:p text:style-name="Standard">- Dark sodas</text:p>
      <text:p text:style-name="Standard">- Nuts in large quantities</text:p>
      <text:p text:style-name="Standard">- Dairy products</text:p>
      <text:p text:style-name="Standard"/>
      <text:p text:style-name="Standard">## Special Considerations</text:p>
      <text:p text:style-name="Standard"/>
      <text:p text:style-name="Standard">1. Monitor protein intake carefully as a vegetarian with CKD</text:p>
      <text:p text:style-name="Standard">2. Avoid high-sodium processed foods</text:p>
      <text:p text:style-name="Standard">3. Read labels for phosphate additives</text:p>
      <text:p text:style-name="Standard">4. Consider switching from MiraLAX to Lactulose</text:p>
      <text:p text:style-name="Standard">5. Track fluid intake</text:p>
      <text:p text:style-name="Standard"/>
      <text:p text:style-name="Standard">Remember to discuss this list with your healthcare providers, as your needs may change based on lab results and symptoms. <text:s/></text:p>
      <text:p text:style-name="Standard">--- <text:s/></text:p>
      <text:p text:style-name="Standard"/>
      <text:p text:style-name="Standard"/>
      <text:p text:style-name="Standard"># Give her ideas on ways to exercise from missing position. Also ideas on how to get into meditating when she’s not confident she’s gonna be able to adhere to that thought process of meditation. <text:s/></text:p>
      <text:p text:style-name="Standard"><text:s text:c="2"/></text:p>
      <text:p text:style-name="Standard"># Answer (Claude 3.5 Sonnet): <text:s/></text:p>
      <text:p text:style-name="Standard">Based on Vickie's medical records and current condition, here's a tailored approach to exercise and meditation:</text:p>
      <text:p text:style-name="Standard"><text:soft-page-break/></text:p>
      <text:p text:style-name="Standard">## Safe Exercise Recommendations</text:p>
      <text:p text:style-name="Standard"/>
      <text:p text:style-name="Standard">**Seated Exercises**</text:p>
      <text:p text:style-name="Standard">- Chair yoga for flexibility and balance</text:p>
      <text:p text:style-name="Standard">- Seated leg lifts</text:p>
      <text:p text:style-name="Standard">- Arm circles and stretches</text:p>
      <text:p text:style-name="Standard">- Ankle rotations</text:p>
      <text:p text:style-name="Standard">- Seated core exercises (like the ones she's already doing when picking up toys)</text:p>
      <text:p text:style-name="Standard"/>
      <text:p text:style-name="Standard">**Standing Exercises with Support**</text:p>
      <text:p text:style-name="Standard">- Counter-top push-ups</text:p>
      <text:p text:style-name="Standard">- Standing heel raises</text:p>
      <text:p text:style-name="Standard">- Wall slides</text:p>
      <text:p text:style-name="Standard">- Supported squats</text:p>
      <text:p text:style-name="Standard">- Balance exercises holding onto a sturdy chair</text:p>
      <text:p text:style-name="Standard"/>
      <text:p text:style-name="Standard">## Progressive Movement Plan</text:p>
      <text:p text:style-name="Standard"/>
      <text:p text:style-name="Standard">**Start Small**</text:p>
      <text:p text:style-name="Standard">- 5-10 minutes twice daily</text:p>
      <text:p text:style-name="Standard">- Focus on breathing during movements</text:p>
      <text:p text:style-name="Standard">- Take breaks when needed</text:p>
      <text:p text:style-name="Standard">- Build up gradually to 30 minutes</text:p>
      <text:p text:style-name="Standard">- Monitor shortness of breath</text:p>
      <text:p text:style-name="Standard"/>
      <text:p text:style-name="Standard">## Beginner's Meditation Guide</text:p>
      <text:p text:style-name="Standard"/>
      <text:p text:style-name="Standard">**Simple Starting Points**</text:p>
      <text:p text:style-name="Standard">- Start with just 2 minutes</text:p>
      <text:p text:style-name="Standard">- Focus on breathing while watching TV</text:p>
      <text:p text:style-name="Standard">- Use guided meditation apps</text:p>
      <text:p text:style-name="Standard">- Practice during daily activities like:</text:p>
      <text:p text:style-name="Standard"><text:s text:c="2"/>- Drinking morning coffee</text:p>
      <text:p text:style-name="Standard"><text:s text:c="2"/>- Sitting in doctor's waiting room</text:p>
      <text:p text:style-name="Standard"><text:s text:c="2"/>- Before taking medications</text:p>
      <text:p text:style-name="Standard"><text:s text:c="2"/>- During dialysis sessions</text:p>
      <text:p text:style-name="Standard"/>
      <text:p text:style-name="Standard">## Safety Considerations</text:p>
      <text:p text:style-name="Standard"/>
      <text:p text:style-name="Standard">**Exercise Precautions**</text:p>
      <text:p text:style-name="Standard">- Monitor blood pressure before and after</text:p>
      <text:p text:style-name="Standard">- Stay hydrated within fluid restrictions</text:p>
      <text:p text:style-name="Standard">- Stop if experiencing:</text:p>
      <text:p text:style-name="Standard"><text:s text:c="2"/>- Dizziness</text:p>
      <text:p text:style-name="Standard"><text:s text:c="2"/>- Unusual shortness of breath</text:p>
      <text:p text:style-name="Standard"><text:s text:c="2"/>- Chest pain</text:p>
      <text:p text:style-name="Standard"><text:s text:c="2"/>- Extreme fatigue</text:p>
      <text:p text:style-name="Standard"/>
      <text:p text:style-name="Standard"><text:soft-page-break/>Remember, consistency is more important than perfection. Small steps lead to lasting changes. <text:s/></text:p>
      <text:p text:style-name="Standard">--- <text:s/></text:p>
      <text:p text:style-name="Standard"/>
      <text:p text:style-name="Standard"/>
      <text:p text:style-name="Standard"># Re-organize everything we spoke about as one cohesive coherent guide for her to follow. Don’t list the same information more than once unless it’s just in summary. Do not leave out any information that we have spoken about here in this thread. <text:s/></text:p>
      <text:p text:style-name="Standard"><text:s text:c="2"/></text:p>
      <text:p text:style-name="Standard"># Answer (Claude 3.5 Sonnet): <text:s/></text:p>
      <text:p text:style-name="Standard"># Comprehensive Health Management Guide for Vickie Berry</text:p>
      <text:p text:style-name="Standard"/>
      <text:p text:style-name="Standard">Dear Vickie,</text:p>
      <text:p text:style-name="Standard"/>
      <text:p text:style-name="Standard">## Current Health Status</text:p>
      <text:p text:style-name="Standard"/>
      <text:p text:style-name="Standard">**Primary Conditions**</text:p>
      <text:p text:style-name="Standard">- Stage 3b Chronic Kidney Disease (GFR 42 mL/min)</text:p>
      <text:p text:style-name="Standard">- Controlled hypertension</text:p>
      <text:p text:style-name="Standard">- History of stroke without residual effects</text:p>
      <text:p text:style-name="Standard">- Hypothyroidism</text:p>
      <text:p text:style-name="Standard">- Sleep issues requiring high-dose Trazodone</text:p>
      <text:p text:style-name="Standard"/>
      <text:p text:style-name="Standard">## Immediate Actions Required</text:p>
      <text:p text:style-name="Standard"/>
      <text:p text:style-name="Standard">**Stop These Medications**</text:p>
      <text:p text:style-name="Standard">- Ibuprofen 800mg (harmful to kidneys)</text:p>
      <text:p text:style-name="Standard">- MiraLAX (switch to Lactulose after consulting doctor)</text:p>
      <text:p text:style-name="Standard">- Avoid methylcellulose (found in Impossible Burgers)</text:p>
      <text:p text:style-name="Standard"/>
      <text:p text:style-name="Standard">**Schedule These Appointments**</text:p>
      <text:p text:style-name="Standard">1. Nephrology consultation (kidney specialist)</text:p>
      <text:p text:style-name="Standard">2. Cardiology evaluation</text:p>
      <text:p text:style-name="Standard">3. Sleep study</text:p>
      <text:p text:style-name="Standard">4. Bone density screening</text:p>
      <text:p text:style-name="Standard">5. Renal dietitian (specializing in vegetarian CKD diets)</text:p>
      <text:p text:style-name="Standard"/>
      <text:p text:style-name="Standard">## Daily Health Management</text:p>
      <text:p text:style-name="Standard"/>
      <text:p text:style-name="Standard">**Medication Schedule**</text:p>
      <text:p text:style-name="Standard">- Use pill organizer with AM/PM compartments</text:p>
      <text:p text:style-name="Standard">- Set phone alarms for medication times</text:p>
      <text:p text:style-name="Standard">- Keep medications visible but safe</text:p>
      <text:p text:style-name="Standard">- Track in written log</text:p>
      <text:p text:style-name="Standard">- Never double-dose if unsure</text:p>
      <text:p text:style-name="Standard"/>
      <text:p text:style-name="Standard">**Monitoring**</text:p>
      <text:p text:style-name="Standard">- Check blood pressure daily (same time)</text:p>
      <text:p text:style-name="Standard">- Monitor swelling in feet/ankles</text:p>
      <text:p text:style-name="Standard">- Track breathing difficulties</text:p>
      <text:p text:style-name="Standard"><text:soft-page-break/>- Note any dizziness</text:p>
      <text:p text:style-name="Standard">- Keep food/symptom diary</text:p>
      <text:p text:style-name="Standard"/>
      <text:p text:style-name="Standard">## Diet Guidelines</text:p>
      <text:p text:style-name="Standard"/>
      <text:p text:style-name="Standard">**Safe Foods**</text:p>
      <text:p text:style-name="Standard">- Plain tofu</text:p>
      <text:p text:style-name="Standard">- Tempeh</text:p>
      <text:p text:style-name="Standard">- Small portions of legumes</text:p>
      <text:p text:style-name="Standard">- Low-potassium vegetables:</text:p>
      <text:p text:style-name="Standard"><text:s text:c="2"/>- Cabbage</text:p>
      <text:p text:style-name="Standard"><text:s text:c="2"/>- Cauliflower</text:p>
      <text:p text:style-name="Standard"><text:s text:c="2"/>- Cucumber</text:p>
      <text:p text:style-name="Standard"><text:s text:c="2"/>- Green beans</text:p>
      <text:p text:style-name="Standard"><text:s text:c="2"/>- Zucchini</text:p>
      <text:p text:style-name="Standard"/>
      <text:p text:style-name="Standard">**Foods to Avoid**</text:p>
      <text:p text:style-name="Standard">- Processed vegetarian alternatives</text:p>
      <text:p text:style-name="Standard">- High-sodium foods</text:p>
      <text:p text:style-name="Standard">- Bananas</text:p>
      <text:p text:style-name="Standard">- Oranges</text:p>
      <text:p text:style-name="Standard">- Dark sodas</text:p>
      <text:p text:style-name="Standard">- Large portions of nuts</text:p>
      <text:p text:style-name="Standard"/>
      <text:p text:style-name="Standard">## Exercise Plan</text:p>
      <text:p text:style-name="Standard"/>
      <text:p text:style-name="Standard">**Safe Activities**</text:p>
      <text:p text:style-name="Standard">- Walking at your comfortable pace</text:p>
      <text:p text:style-name="Standard">- Seated exercises</text:p>
      <text:p text:style-name="Standard">- Chair yoga</text:p>
      <text:p text:style-name="Standard">- Light stretching</text:p>
      <text:p text:style-name="Standard"/>
      <text:p text:style-name="Standard">**Precautions**</text:p>
      <text:p text:style-name="Standard">- Take breaks when bending/lifting</text:p>
      <text:p text:style-name="Standard">- Rest between activities</text:p>
      <text:p text:style-name="Standard">- Monitor breathing</text:p>
      <text:p text:style-name="Standard">- Stop if dizzy</text:p>
      <text:p text:style-name="Standard"/>
      <text:p text:style-name="Standard">## Memory Support</text:p>
      <text:p text:style-name="Standard"/>
      <text:p text:style-name="Standard">**Daily Organization**</text:p>
      <text:p text:style-name="Standard">- Keep emergency numbers visible</text:p>
      <text:p text:style-name="Standard">- Use sticky notes</text:p>
      <text:p text:style-name="Standard">- Maintain visible calendar</text:p>
      <text:p text:style-name="Standard">- Share schedule with family</text:p>
      <text:p text:style-name="Standard">- Accept help with medication organization</text:p>
      <text:p text:style-name="Standard"/>
      <text:p text:style-name="Standard">## Cognitive Enhancement</text:p>
      <text:p text:style-name="Standard"/>
      <text:p text:style-name="Standard"><text:soft-page-break/>**Activities**</text:p>
      <text:p text:style-name="Standard">- Puzzles</text:p>
      <text:p text:style-name="Standard">- Word games</text:p>
      <text:p text:style-name="Standard">- Journaling</text:p>
      <text:p text:style-name="Standard">- Gardening (with proper posture)</text:p>
      <text:p text:style-name="Standard">- Cooking</text:p>
      <text:p text:style-name="Standard"/>
      <text:p text:style-name="Standard">**Simple Meditation**</text:p>
      <text:p text:style-name="Standard">- Start with 2 minutes</text:p>
      <text:p text:style-name="Standard">- Focus on breathing while watching TV</text:p>
      <text:p text:style-name="Standard">- Practice during daily activities</text:p>
      <text:p text:style-name="Standard">- Use guided meditation apps</text:p>
      <text:p text:style-name="Standard"/>
      <text:p text:style-name="Standard">## Safety Measures</text:p>
      <text:p text:style-name="Standard"/>
      <text:p text:style-name="Standard">**Home Safety**</text:p>
      <text:p text:style-name="Standard">- Wear medical alert bracelet</text:p>
      <text:p text:style-name="Standard">- Keep emergency contacts updated</text:p>
      <text:p text:style-name="Standard">- Maintain current medication list</text:p>
      <text:p text:style-name="Standard">- Document symptoms</text:p>
      <text:p text:style-name="Standard">- Share concerns with family</text:p>
      <text:p text:style-name="Standard"/>
      <text:p text:style-name="Standard">## Current Care Team Gaps</text:p>
      <text:p text:style-name="Standard"/>
      <text:p text:style-name="Standard">Your healthcare providers should have:</text:p>
      <text:p text:style-name="Standard">1. Ordered regular EKGs</text:p>
      <text:p text:style-name="Standard">2. Implemented home BP monitoring plan</text:p>
      <text:p text:style-name="Standard">3. Provided detailed dietary counseling</text:p>
      <text:p text:style-name="Standard">4. Coordinated between specialists</text:p>
      <text:p text:style-name="Standard">5. Adjusted medications for declining kidney function</text:p>
      <text:p text:style-name="Standard">6. Ordered comprehensive cardiac evaluation</text:p>
      <text:p text:style-name="Standard"/>
      <text:p text:style-name="Standard">Remember, your son and daughter are your strongest advocates. They understand your needs better than anyone else and have your best interests at heart. Trust their guidance in managing these health challenges.</text:p>
      <text:p text:style-name="Standard"/>
      <text:p text:style-name="Standard">Keep this guide visible and refer to it daily. Share it with your family members so they can help you stay on track with these recommendations. <text:s/></text:p>
      <text:p text:style-name="Standard">--- <text:s/></text:p>
      <text:p text:style-name="Standard"/>
      <text:p text:style-name="Standard"/>
      <text:p text:style-name="Standard"># What are some easy recipes that fit a vegetarian kidney-friendly diet <text:s/></text:p>
      <text:p text:style-name="Standard"><text:s text:c="2"/></text:p>
      <text:p text:style-name="Standard"># Answer (Claude 3.5 Sonnet): <text:s/></text:p>
      <text:p text:style-name="Standard">Based on Vickie's CKD Stage 3b status and vegetarian diet, here are some kidney-friendly meal recommendations:</text:p>
      <text:p text:style-name="Standard"/>
      <text:p text:style-name="Standard">## Breakfast Options</text:p>
      <text:p text:style-name="Standard"/>
      <text:p text:style-name="Standard"><text:soft-page-break/>**Kidney-Friendly Grain Bowl**</text:p>
      <text:p text:style-name="Standard">- Pearled barley (low in potassium)</text:p>
      <text:p text:style-name="Standard">- Roasted vegetables (broccoli, carrots)</text:p>
      <text:p text:style-name="Standard">- Light tahini dressing</text:p>
      <text:p text:style-name="Standard">- Sunflower seeds (unsalted)</text:p>
      <text:p text:style-name="Standard">- Arugula</text:p>
      <text:p text:style-name="Standard"/>
      <text:p text:style-name="Standard">**Spring Onion Frittata**</text:p>
      <text:p text:style-name="Standard">- Eggs (good protein source)</text:p>
      <text:p text:style-name="Standard">- Shallots and garlic</text:p>
      <text:p text:style-name="Standard">- Asparagus</text:p>
      <text:p text:style-name="Standard">- Green onions</text:p>
      <text:p text:style-name="Standard">- Swiss cheese</text:p>
      <text:p text:style-name="Standard"/>
      <text:p text:style-name="Standard">## Lunch/Dinner Options</text:p>
      <text:p text:style-name="Standard"/>
      <text:p text:style-name="Standard">**Egg Fried Rice**</text:p>
      <text:p text:style-name="Standard">- Cold cooked rice</text:p>
      <text:p text:style-name="Standard">- Bean sprouts</text:p>
      <text:p text:style-name="Standard">- Green onions</text:p>
      <text:p text:style-name="Standard">- Eggs for protein</text:p>
      <text:p text:style-name="Standard">- Low-sodium seasonings</text:p>
      <text:p text:style-name="Standard"/>
      <text:p text:style-name="Standard">**Couscous Salad**</text:p>
      <text:p text:style-name="Standard">- Plain couscous</text:p>
      <text:p text:style-name="Standard">- Fresh vegetables (cucumbers, bell peppers)</text:p>
      <text:p text:style-name="Standard">- Sugar snap peas</text:p>
      <text:p text:style-name="Standard">- Carrots</text:p>
      <text:p text:style-name="Standard">- Lemon-herb dressing</text:p>
      <text:p text:style-name="Standard"/>
      <text:p text:style-name="Standard">## Important Guidelines</text:p>
      <text:p text:style-name="Standard"/>
      <text:p text:style-name="Standard">**Foods to Include**</text:p>
      <text:p text:style-name="Standard">- Low-potassium vegetables</text:p>
      <text:p text:style-name="Standard">- Whole grains in moderation</text:p>
      <text:p text:style-name="Standard">- Plant-based proteins</text:p>
      <text:p text:style-name="Standard">- Unsalted nuts and seeds</text:p>
      <text:p text:style-name="Standard"/>
      <text:p text:style-name="Standard">**Foods to Limit/Avoid**</text:p>
      <text:p text:style-name="Standard">- High-potassium foods like bananas and potatoes</text:p>
      <text:p text:style-name="Standard">- Processed vegetarian meat alternatives (due to methylcellulose sensitivity)</text:p>
      <text:p text:style-name="Standard">- High-sodium foods</text:p>
      <text:p text:style-name="Standard">- Dark sodas</text:p>
      <text:p text:style-name="Standard"/>
      <text:p text:style-name="Standard">Remember to:</text:p>
      <text:p text:style-name="Standard">1. Monitor portion sizes</text:p>
      <text:p text:style-name="Standard">2. Track fluid intake</text:p>
      <text:p text:style-name="Standard">3. Choose low-sodium options</text:p>
      <text:p text:style-name="Standard">4. Work with a renal dietitian for personalized advice</text:p>
      <text:p text:style-name="Standard"><text:soft-page-break/>5. Consider vitamin B12 supplementation due to vegetarian diet</text:p>
      <text:p text:style-name="Standard"/>
      <text:p text:style-name="Standard">These recipes can be adjusted based on lab results and symptoms. Always discuss dietary changes with your healthcare team. <text:s/></text:p>
      <text:p text:style-name="Standard">--- <text:s/></text:p>
      <text:p text:style-name="Standard"/>
      <text:p text:style-name="Standard"/>
      <text:p text:style-name="Standard"># Also, she has had COVID-19 three times and I suspect symptoms of long Covid, especially her persistent cough she never had before. <text:s/>It won’t go away. The doctor tried switching her from Lisinopril to Olmesartan because he thought it might help with the cough, it hasn’t is there any interactions there we should know about between medication and CKD? <text:s/>Consider everything we’ve talked about and related to COVID-19 and her circumstances. <text:s/></text:p>
      <text:p text:style-name="Standard"><text:s text:c="2"/></text:p>
      <text:p text:style-name="Standard"># Answer (Claude 3.5 Sonnet): <text:s/></text:p>
      <text:p text:style-name="Standard">Based on Vickie's medical history, COVID-19 infections, and current symptoms, here's a comprehensive analysis:</text:p>
      <text:p text:style-name="Standard"/>
      <text:p text:style-name="Standard">## COVID-19 Impact</text:p>
      <text:p text:style-name="Standard"/>
      <text:p text:style-name="Standard">**Long COVID Indicators**</text:p>
      <text:p text:style-name="Standard">- Persistent cough (new since COVID infections)</text:p>
      <text:p text:style-name="Standard">- Shortness of breath with certain activities</text:p>
      <text:p text:style-name="Standard">- Declining kidney function</text:p>
      <text:p text:style-name="Standard">- Fatigue symptoms</text:p>
      <text:p text:style-name="Standard"/>
      <text:p text:style-name="Standard">## Medication Concerns</text:p>
      <text:p text:style-name="Standard"/>
      <text:p text:style-name="Standard">**ACE Inhibitor to ARB Switch**</text:p>
      <text:p text:style-name="Standard">- Switching from Lisinopril to Olmesartan was appropriate</text:p>
      <text:p text:style-name="Standard">- Both medications can affect kidney function</text:p>
      <text:p text:style-name="Standard">- Olmesartan requires monitoring with declining GFR</text:p>
      <text:p text:style-name="Standard">- The persistent cough may be Long COVID rather than medication-related</text:p>
      <text:p text:style-name="Standard"/>
      <text:p text:style-name="Standard">**Critical Interactions**</text:p>
      <text:p text:style-name="Standard">- Multiple medications need adjustment for CKD Stage 3b</text:p>
      <text:p text:style-name="Standard">- High risk for drug interactions due to multiple medications</text:p>
      <text:p text:style-name="Standard">- Current medications requiring review:</text:p>
      <text:p text:style-name="Standard"><text:s text:c="2"/>- Venlafaxine 150mg ER (needs dose reduction)</text:p>
      <text:p text:style-name="Standard"><text:s text:c="2"/>- Trazodone 200mg (high dose with kidney disease)</text:p>
      <text:p text:style-name="Standard"><text:s text:c="2"/>- Ibuprofen 800mg (should be discontinued)</text:p>
      <text:p text:style-name="Standard"/>
      <text:p text:style-name="Standard">## Recommendations</text:p>
      <text:p text:style-name="Standard"/>
      <text:p text:style-name="Standard">**Immediate Actions**</text:p>
      <text:p text:style-name="Standard">1. Schedule nephrology consultation</text:p>
      <text:p text:style-name="Standard">2. Consider pulmonary evaluation for persistent cough</text:p>
      <text:p text:style-name="Standard">3. Review all medications with pharmacist</text:p>
      <text:p text:style-name="Standard">4. Monitor for Long COVID complications:</text:p>
      <text:p text:style-name="Standard"><text:s text:c="3"/>- Heart issues</text:p>
      <text:p text:style-name="Standard"><text:soft-page-break/><text:s text:c="3"/>- Kidney function</text:p>
      <text:p text:style-name="Standard"><text:s text:c="3"/>- Respiratory symptoms</text:p>
      <text:p text:style-name="Standard"/>
      <text:p text:style-name="Standard">**Long COVID Management**</text:p>
      <text:p text:style-name="Standard">1. Regular monitoring of:</text:p>
      <text:p text:style-name="Standard"><text:s text:c="3"/>- Oxygen levels</text:p>
      <text:p text:style-name="Standard"><text:s text:c="3"/>- Blood pressure</text:p>
      <text:p text:style-name="Standard"><text:s text:c="3"/>- Kidney function</text:p>
      <text:p text:style-name="Standard"><text:s text:c="3"/>- Heart rhythm</text:p>
      <text:p text:style-name="Standard">2. Consider Long COVID clinic referral</text:p>
      <text:p text:style-name="Standard">3. Implement paced activity program</text:p>
      <text:p text:style-name="Standard">4. Monitor for depression symptoms</text:p>
      <text:p text:style-name="Standard"/>
      <text:p text:style-name="Standard">Remember to discuss these concerns with your healthcare team, particularly the need for specialist referrals and medication adjustments. The combination of CKD and Long COVID requires careful monitoring and management. <text:s/></text:p>
      <text:p text:style-name="Standard">--- <text:s/></text:p>
      <text:p text:style-name="Standard"/>
      <text:p text:style-name="Standard"/>
      <text:p text:style-name="Standard"># How does olmesartan affect kidney function in patients with chronic kidney disease <text:s/></text:p>
      <text:p text:style-name="Standard"><text:s text:c="2"/></text:p>
      <text:p text:style-name="Standard"># Answer (Claude 3.5 Sonnet): <text:s/></text:p>
      <text:p text:style-name="Standard">Based on the research results, here's an analysis of olmesartan's effects on kidney function in CKD patients:</text:p>
      <text:p text:style-name="Standard"/>
      <text:p text:style-name="Standard">## Primary Effects</text:p>
      <text:p text:style-name="Standard"/>
      <text:p text:style-name="Standard">**Positive Impacts**</text:p>
      <text:p text:style-name="Standard">- Decreases protein loss in urine more effectively than other ARBs</text:p>
      <text:p text:style-name="Standard">- Shows renal protective effects in non-diabetic CKD patients</text:p>
      <text:p text:style-name="Standard">- Improves blood pressure control, particularly nighttime blood pressure</text:p>
      <text:p text:style-name="Standard">- May help slow kidney function decline when properly monitored</text:p>
      <text:p text:style-name="Standard"/>
      <text:p text:style-name="Standard">**Safety Considerations**</text:p>
      <text:p text:style-name="Standard">- Generally safe in CKD patients when properly dosed</text:p>
      <text:p text:style-name="Standard">- No dosage adjustments needed for moderate to marked renal impairment</text:p>
      <text:p text:style-name="Standard">- Similar safety profile to other antihypertensives regarding acute kidney injury</text:p>
      <text:p text:style-name="Standard"/>
      <text:p text:style-name="Standard">## Important Monitoring Requirements</text:p>
      <text:p text:style-name="Standard"/>
      <text:p text:style-name="Standard">**Regular Assessment Needed For**</text:p>
      <text:p text:style-name="Standard">- Potassium levels</text:p>
      <text:p text:style-name="Standard">- Kidney function (GFR)</text:p>
      <text:p text:style-name="Standard">- Blood pressure</text:p>
      <text:p text:style-name="Standard">- Protein in urine</text:p>
      <text:p text:style-name="Standard">- Signs of acute kidney injury</text:p>
      <text:p text:style-name="Standard"/>
      <text:p text:style-name="Standard">## Precautions</text:p>
      <text:p text:style-name="Standard"/>
      <text:p text:style-name="Standard"><text:soft-page-break/>**Risk Factors to Monitor**</text:p>
      <text:p text:style-name="Standard">- May cause acute renal failure in:</text:p>
      <text:p text:style-name="Standard"><text:s text:c="2"/>- Sodium/volume depleted patients</text:p>
      <text:p text:style-name="Standard"><text:s text:c="2"/>- Patients with renal artery stenosis</text:p>
      <text:p text:style-name="Standard"><text:s text:c="2"/>- Those dependent on renin-angiotensin system</text:p>
      <text:p text:style-name="Standard"/>
      <text:p text:style-name="Standard">## Clinical Recommendations</text:p>
      <text:p text:style-name="Standard"/>
      <text:p text:style-name="Standard">**Best Practices**</text:p>
      <text:p text:style-name="Standard">- Start with appropriate dosing based on kidney function</text:p>
      <text:p text:style-name="Standard">- Monitor kidney function regularly</text:p>
      <text:p text:style-name="Standard">- Watch for signs of hyperkalemia</text:p>
      <text:p text:style-name="Standard">- Ensure proper hydration</text:p>
      <text:p text:style-name="Standard">- Coordinate care between nephrology and primary care</text:p>
      <text:p text:style-name="Standard"/>
      <text:p text:style-name="Standard">Remember that individual response may vary, and all medication changes should be discussed with healthcare providers. <text:s/></text:p>
      <text:p text:style-name="Standard">--- <text:s/></text:p>
      <text:p text:style-name="Standard"/>
      <text:p text:style-name="Standard"/>
      <text:p text:style-name="Standard"># She told me the following today: “Last night I was in bed 8 1/2 hours and I slept 5 1/2. All day today I’ve felt like I’m in a fog. I feel like I could go to bed now.” <text:s/></text:p>
      <text:p text:style-name="Standard"><text:s text:c="2"/></text:p>
      <text:p text:style-name="Standard"># Answer (Claude 3.5 Sonnet): <text:s/></text:p>
      <text:p text:style-name="Standard">Based on Vickie's current symptoms, medical history, and the new information about her sleep issues, here's an analysis:</text:p>
      <text:p text:style-name="Standard"/>
      <text:p text:style-name="Standard">## Sleep Concerns</text:p>
      <text:p text:style-name="Standard"/>
      <text:p text:style-name="Standard">**Current Sleep Pattern**</text:p>
      <text:p text:style-name="Standard">- 8.5 hours in bed</text:p>
      <text:p text:style-name="Standard">- Only 5.5 hours of actual sleep</text:p>
      <text:p text:style-name="Standard">- Daytime fatigue and brain fog</text:p>
      <text:p text:style-name="Standard">- Early tiredness</text:p>
      <text:p text:style-name="Standard">- Currently taking Trazodone 200mg (4 x 50mg tablets) for sleep</text:p>
      <text:p text:style-name="Standard"/>
      <text:p text:style-name="Standard">**Contributing Factors**</text:p>
      <text:p text:style-name="Standard">- Long COVID symptoms (persistent cough)</text:p>
      <text:p text:style-name="Standard">- CKD Stage 3b</text:p>
      <text:p text:style-name="Standard">- Multiple medications that can affect sleep</text:p>
      <text:p text:style-name="Standard">- History of COVID-19 infections (three times)</text:p>
      <text:p text:style-name="Standard">- Possible depression/anxiety symptoms</text:p>
      <text:p text:style-name="Standard"/>
      <text:p text:style-name="Standard">## Recommendations</text:p>
      <text:p text:style-name="Standard"/>
      <text:p text:style-name="Standard">**Immediate Actions**</text:p>
      <text:p text:style-name="Standard">1. Schedule sleep study (never documented despite high-dose Trazodone use)</text:p>
      <text:p text:style-name="Standard">2. Review medication timing:</text:p>
      <text:p text:style-name="Standard"><text:s text:c="3"/>- Consider taking venlafaxine earlier in day</text:p>
      <text:p text:style-name="Standard"><text:soft-page-break/><text:s text:c="3"/>- Evaluate Trazodone dosing with kidney function</text:p>
      <text:p text:style-name="Standard"><text:s text:c="3"/>- Review timing of blood pressure medications</text:p>
      <text:p text:style-name="Standard"/>
      <text:p text:style-name="Standard">**Sleep Hygiene Improvements**</text:p>
      <text:p text:style-name="Standard">- Consistent bedtime routine</text:p>
      <text:p text:style-name="Standard">- No screen time 1 hour before bed</text:p>
      <text:p text:style-name="Standard">- Cool, dark room</text:p>
      <text:p text:style-name="Standard">- Light exercise earlier in day</text:p>
      <text:p text:style-name="Standard">- Avoid late fluids (important with CKD)</text:p>
      <text:p text:style-name="Standard"/>
      <text:p text:style-name="Standard">## Medical Considerations</text:p>
      <text:p text:style-name="Standard"/>
      <text:p text:style-name="Standard">**Need for Evaluation**</text:p>
      <text:p text:style-name="Standard">1. Long COVID assessment</text:p>
      <text:p text:style-name="Standard">2. Depression/anxiety screening</text:p>
      <text:p text:style-name="Standard">3. Sleep apnea evaluation</text:p>
      <text:p text:style-name="Standard">4. Medication review by pharmacist</text:p>
      <text:p text:style-name="Standard">5. Review thyroid function</text:p>
      <text:p text:style-name="Standard"/>
      <text:p text:style-name="Standard">Remember to discuss these symptoms with your healthcare team, as poor sleep can impact kidney function, blood pressure, and overall health. Your children's concerns about your sleep quality are valid and should be shared with your healthcare providers. <text:s/></text:p>
      <text:p text:style-name="Standard">--- <text:s/></text:p>
      <text:p text:style-name="Standard"/>
      <text:p text:style-name="Standard"/>
      <text:p text:style-name="Standard"># What could be causing her fatigue despite getting enough sleep <text:s/></text:p>
      <text:p text:style-name="Standard"><text:s text:c="2"/></text:p>
      <text:p text:style-name="Standard"># Answer (Claude 3.5 Sonnet): <text:s/></text:p>
      <text:p text:style-name="Standard">Based on Vickie's medical records and recent research, there are multiple factors likely contributing to her fatigue:</text:p>
      <text:p text:style-name="Standard"/>
      <text:p text:style-name="Standard">## Primary Medical Factors</text:p>
      <text:p text:style-name="Standard"/>
      <text:p text:style-name="Standard">**CKD-Related Causes**</text:p>
      <text:p text:style-name="Standard">- Stage 3b CKD (GFR 42 mL/min) directly causes fatigue in about 70% of patients</text:p>
      <text:p text:style-name="Standard">- Declining kidney function affects:</text:p>
      <text:p text:style-name="Standard"><text:s text:c="2"/>- Oxygen delivery to tissues</text:p>
      <text:p text:style-name="Standard"><text:s text:c="2"/>- Metabolic acidosis</text:p>
      <text:p text:style-name="Standard"><text:s text:c="2"/>- Muscle function</text:p>
      <text:p text:style-name="Standard"><text:s text:c="2"/>- Energy metabolism</text:p>
      <text:p text:style-name="Standard"/>
      <text:p text:style-name="Standard">**Sleep-Related Issues**</text:p>
      <text:p text:style-name="Standard">- Only getting 5.5 hours of actual sleep despite 8.5 hours in bed</text:p>
      <text:p text:style-name="Standard">- High dose of Trazodone (200mg) may be:</text:p>
      <text:p text:style-name="Standard"><text:s text:c="2"/>- Causing daytime drowsiness</text:p>
      <text:p text:style-name="Standard"><text:s text:c="2"/>- Interacting with other medications</text:p>
      <text:p text:style-name="Standard"><text:s text:c="2"/>- Contributing to brain fog</text:p>
      <text:p text:style-name="Standard"/>
      <text:p text:style-name="Standard">## Contributing Factors</text:p>
      <text:p text:style-name="Standard"><text:soft-page-break/></text:p>
      <text:p text:style-name="Standard">**Long COVID Impact**</text:p>
      <text:p text:style-name="Standard">- History of three COVID infections</text:p>
      <text:p text:style-name="Standard">- Persistent cough</text:p>
      <text:p text:style-name="Standard">- Known to cause ongoing fatigue</text:p>
      <text:p text:style-name="Standard">- May be affecting sleep quality</text:p>
      <text:p text:style-name="Standard"/>
      <text:p text:style-name="Standard">**Medication Interactions**</text:p>
      <text:p text:style-name="Standard">- Multiple medications that can cause fatigue:</text:p>
      <text:p text:style-name="Standard"><text:s text:c="2"/>- Venlafaxine 150mg ER twice daily</text:p>
      <text:p text:style-name="Standard"><text:s text:c="2"/>- Trazodone 200mg at bedtime</text:p>
      <text:p text:style-name="Standard"><text:s text:c="2"/>- Olmesartan</text:p>
      <text:p text:style-name="Standard"><text:s text:c="2"/>- Multiple medications requiring adjustment for CKD</text:p>
      <text:p text:style-name="Standard"/>
      <text:p text:style-name="Standard">## Recommendations</text:p>
      <text:p text:style-name="Standard"/>
      <text:p text:style-name="Standard">1. Schedule sleep study to evaluate sleep quality</text:p>
      <text:p text:style-name="Standard">2. Review medication timing and dosages</text:p>
      <text:p text:style-name="Standard">3. Consider nephrology consultation for CKD management</text:p>
      <text:p text:style-name="Standard">4. Evaluate for anemia and other nutritional deficiencies</text:p>
      <text:p text:style-name="Standard">5. Implement structured exercise program within limitations</text:p>
      <text:p text:style-name="Standard"/>
      <text:p text:style-name="Standard">Remember, CKD-related fatigue requires a comprehensive management approach, and about 67% of patients report not receiving adequate treatment for their fatigue symptoms. <text:s/></text:p>
      <text:p text:style-name="Standard">--- <text:s/></text:p>
      <text:p text:style-name="Standard"/>
      <text:p text:style-name="Standard"/>
      <text:p text:style-name="Standard"># Could it be because she’s taking less trazodone than usual? Also less venlafaxine. ￼ <text:s/></text:p>
      <text:p text:style-name="Standard"><text:s text:c="2"/></text:p>
      <text:p text:style-name="Standard"># Answer (Claude 3.5 Sonnet): <text:s/></text:p>
      <text:p text:style-name="Standard">Based on Vickie's medication history and current symptoms, let's analyze the sleep and medication changes:</text:p>
      <text:p text:style-name="Standard"/>
      <text:p text:style-name="Standard">## Medication Changes</text:p>
      <text:p text:style-name="Standard"/>
      <text:p text:style-name="Standard">**Trazodone Usage**</text:p>
      <text:p text:style-name="Standard">- Current dose: 200mg (4 x 50mg tablets) at bedtime PRN</text:p>
      <text:p text:style-name="Standard">- Has been consistently prescribed at this dose since 2020</text:p>
      <text:p text:style-name="Standard">- No recent reduction noted in records</text:p>
      <text:p text:style-name="Standard">- However, PRN (as needed) status means she may be taking it irregularly</text:p>
      <text:p text:style-name="Standard"/>
      <text:p text:style-name="Standard">**Venlafaxine (Effexor) Pattern**</text:p>
      <text:p text:style-name="Standard">- Current dose: 150mg ER twice daily (300mg total)</text:p>
      <text:p text:style-name="Standard">- No recent reduction noted</text:p>
      <text:p text:style-name="Standard">- Consistent dosing since October 2023</text:p>
      <text:p text:style-name="Standard"/>
      <text:p text:style-name="Standard">## Sleep-Related Factors</text:p>
      <text:p text:style-name="Standard"/>
      <text:p text:style-name="Standard">**Contributing Issues**</text:p>
      <text:p text:style-name="Standard"><text:soft-page-break/>- Stage 3b CKD can affect sleep quality</text:p>
      <text:p text:style-name="Standard">- Long COVID symptoms (persistent cough)</text:p>
      <text:p text:style-name="Standard">- Possible sleep apnea (never evaluated)</text:p>
      <text:p text:style-name="Standard">- Taking multiple medications that can affect sleep:</text:p>
      <text:p text:style-name="Standard"><text:s text:c="2"/>- Blood pressure medications</text:p>
      <text:p text:style-name="Standard"><text:s text:c="2"/>- Antidepressants</text:p>
      <text:p text:style-name="Standard"><text:s text:c="2"/>- Sleep medications</text:p>
      <text:p text:style-name="Standard"/>
      <text:p text:style-name="Standard">## Recommendations</text:p>
      <text:p text:style-name="Standard"/>
      <text:p text:style-name="Standard">1. Schedule sleep study (never documented despite high-dose sleep medication)</text:p>
      <text:p text:style-name="Standard">2. Review medication timing:</text:p>
      <text:p text:style-name="Standard"><text:s text:c="3"/>- Consider taking venlafaxine earlier in day</text:p>
      <text:p text:style-name="Standard"><text:s text:c="3"/>- Take trazodone consistently rather than PRN</text:p>
      <text:p text:style-name="Standard"><text:s text:c="3"/>- Review timing of blood pressure medications</text:p>
      <text:p text:style-name="Standard"/>
      <text:p text:style-name="Standard">**Important Note:** The combination of:</text:p>
      <text:p text:style-name="Standard">- High-dose Trazodone (200mg)</text:p>
      <text:p text:style-name="Standard">- Declining kidney function (GFR 42)</text:p>
      <text:p text:style-name="Standard">- Venlafaxine 300mg daily</text:p>
      <text:p text:style-name="Standard">Requires careful monitoring and possible dose adjustments for kidney function.</text:p>
      <text:p text:style-name="Standard"/>
      <text:p text:style-name="Standard">Remember to discuss any medication changes with your healthcare providers, as sudden changes can affect both sleep and overall health. <text:s/></text:p>
      <text:p text:style-name="Standard">--- <text:s/></text:p>
      <text:p text:style-name="Standard"/>
      <text:p text:style-name="Standard"/>
      <text:p text:style-name="Standard"># What are the common side effects of reducing trazodone and venlafaxine doses <text:s/></text:p>
      <text:p text:style-name="Standard"><text:s text:c="2"/></text:p>
      <text:p text:style-name="Standard"># Answer (Claude 3.5 Sonnet): <text:s/></text:p>
      <text:p text:style-name="Standard">Based on Vickie's current situation and the medical literature, here's an analysis of potential side effects from reducing these medications:</text:p>
      <text:p text:style-name="Standard"/>
      <text:p text:style-name="Standard">## Trazodone Reduction Effects</text:p>
      <text:p text:style-name="Standard"/>
      <text:p text:style-name="Standard">**Common Physical Symptoms**</text:p>
      <text:p text:style-name="Standard">- Dizziness and vertigo</text:p>
      <text:p text:style-name="Standard">- Nausea</text:p>
      <text:p text:style-name="Standard">- Headaches</text:p>
      <text:p text:style-name="Standard">- Sleep disturbances</text:p>
      <text:p text:style-name="Standard">- Fatigue</text:p>
      <text:p text:style-name="Standard">- Sweating</text:p>
      <text:p text:style-name="Standard"/>
      <text:p text:style-name="Standard">**Psychological Effects**</text:p>
      <text:p text:style-name="Standard">- Anxiety</text:p>
      <text:p text:style-name="Standard">- Irritability</text:p>
      <text:p text:style-name="Standard">- Mood changes</text:p>
      <text:p text:style-name="Standard">- Confusion</text:p>
      <text:p text:style-name="Standard">- Sleep pattern disruption</text:p>
      <text:p text:style-name="Standard"><text:soft-page-break/></text:p>
      <text:p text:style-name="Standard">## Venlafaxine Reduction Effects</text:p>
      <text:p text:style-name="Standard"/>
      <text:p text:style-name="Standard">**Primary Concerns**</text:p>
      <text:p text:style-name="Standard">- Can occur within hours of missed dose</text:p>
      <text:p text:style-name="Standard">- May affect coordination and driving ability</text:p>
      <text:p text:style-name="Standard">- More severe than typical antidepressant withdrawal</text:p>
      <text:p text:style-name="Standard"/>
      <text:p text:style-name="Standard">**Specific Symptoms**</text:p>
      <text:p text:style-name="Standard">- "Electric shock" sensations in head</text:p>
      <text:p text:style-name="Standard">- Severe dizziness</text:p>
      <text:p text:style-name="Standard">- Nausea and vomiting</text:p>
      <text:p text:style-name="Standard">- Acute depression symptoms</text:p>
      <text:p text:style-name="Standard">- Coordination problems</text:p>
      <text:p text:style-name="Standard"/>
      <text:p text:style-name="Standard">## Recommendations</text:p>
      <text:p text:style-name="Standard"/>
      <text:p text:style-name="Standard">1. Never stop either medication abruptly</text:p>
      <text:p text:style-name="Standard">2. Coordinate dose reductions with healthcare providers</text:p>
      <text:p text:style-name="Standard">3. Consider slower tapering due to:</text:p>
      <text:p text:style-name="Standard"><text:s text:c="3"/>- CKD Stage 3b</text:p>
      <text:p text:style-name="Standard"><text:s text:c="3"/>- Multiple medications</text:p>
      <text:p text:style-name="Standard"><text:s text:c="3"/>- History of sensitivity</text:p>
      <text:p text:style-name="Standard">4. Monitor for:</text:p>
      <text:p text:style-name="Standard"><text:s text:c="3"/>- Blood pressure changes</text:p>
      <text:p text:style-name="Standard"><text:s text:c="3"/>- Kidney function</text:p>
      <text:p text:style-name="Standard"><text:s text:c="3"/>- Sleep quality</text:p>
      <text:p text:style-name="Standard"><text:s text:c="3"/>- Mood changes</text:p>
      <text:p text:style-name="Standard"/>
      <text:p text:style-name="Standard">Remember that Vickie's kidney function (GFR 42) requires careful medication management and dose adjustments should be made gradually under medical supervision. <text:s/></text:p>
      <text:p text:style-name="Standard">--- <text:s/></text:p>
      <text:p text:style-name="Standard"/>
      <text:p text:style-name="Standard"/>
      <text:p text:style-name="Standard"># Can reducing trazodone doses lead to mood changes <text:s/></text:p>
      <text:p text:style-name="Standard"><text:s text:c="2"/></text:p>
      <text:p text:style-name="Standard"># Answer (Claude 3.5 Sonnet): <text:s/></text:p>
      <text:p text:style-name="Standard">Based on Vickie's medical records and current research, here's an analysis of how trazodone reduction might affect her mood:</text:p>
      <text:p text:style-name="Standard"/>
      <text:p text:style-name="Standard">## Potential Effects of Trazodone Reduction</text:p>
      <text:p text:style-name="Standard"/>
      <text:p text:style-name="Standard">**Physical Symptoms**</text:p>
      <text:p text:style-name="Standard">- Sleep disturbances (already noted in records - only getting 5.5 hours despite 8.5 in bed)</text:p>
      <text:p text:style-name="Standard">- Daytime fatigue (reported feeling "in a fog")</text:p>
      <text:p text:style-name="Standard">- Early tiredness</text:p>
      <text:p text:style-name="Standard">- Dizziness or vertigo (particularly concerning given her history)</text:p>
      <text:p text:style-name="Standard"/>
      <text:p text:style-name="Standard">**Mood-Related Changes**</text:p>
      <text:p text:style-name="Standard"><text:soft-page-break/>- Increased anxiety</text:p>
      <text:p text:style-name="Standard">- Irritability</text:p>
      <text:p text:style-name="Standard">- Depression symptoms</text:p>
      <text:p text:style-name="Standard">- Emotional sensitivity</text:p>
      <text:p text:style-name="Standard">- Mood swings</text:p>
      <text:p text:style-name="Standard"/>
      <text:p text:style-name="Standard">## Compounding Factors</text:p>
      <text:p text:style-name="Standard"/>
      <text:p text:style-name="Standard">**Current Health Issues**</text:p>
      <text:p text:style-name="Standard">- Stage 3b CKD (GFR 42)</text:p>
      <text:p text:style-name="Standard">- Long COVID symptoms</text:p>
      <text:p text:style-name="Standard">- History of three COVID infections</text:p>
      <text:p text:style-name="Standard">- Sleep quality issues</text:p>
      <text:p text:style-name="Standard">- Taking venlafaxine 150mg ER twice daily</text:p>
      <text:p text:style-name="Standard"/>
      <text:p text:style-name="Standard">## Recommendations</text:p>
      <text:p text:style-name="Standard"/>
      <text:p text:style-name="Standard">1. Any dose reduction should be:</text:p>
      <text:p text:style-name="Standard"><text:s text:c="3"/>- Gradual and supervised</text:p>
      <text:p text:style-name="Standard"><text:s text:c="3"/>- Coordinated between healthcare providers</text:p>
      <text:p text:style-name="Standard"><text:s text:c="3"/>- Monitored for both physical and emotional effects</text:p>
      <text:p text:style-name="Standard"><text:s text:c="3"/>- Carefully timed given her multiple health conditions</text:p>
      <text:p text:style-name="Standard"/>
      <text:p text:style-name="Standard">2. Consider:</text:p>
      <text:p text:style-name="Standard"><text:s text:c="3"/>- Sleep study (never documented despite high-dose sleep medication)</text:p>
      <text:p text:style-name="Standard"><text:s text:c="3"/>- Depression screening</text:p>
      <text:p text:style-name="Standard"><text:s text:c="3"/>- Alternative sleep strategies</text:p>
      <text:p text:style-name="Standard"><text:s text:c="3"/>- Regular check-ins with healthcare providers</text:p>
      <text:p text:style-name="Standard"/>
      <text:p text:style-name="Standard">Remember that sudden changes in sleep medications can significantly impact both mood and physical health. Any adjustments should be discussed with healthcare providers. <text:s/></text:p>
      <text:p text:style-name="Standard">--- <text:s/></text:p>
      <text:p text:style-name="Standard"/>
      <text:p text:style-name="Standard"/>
      <text:p text:style-name="Standard"># Based on Vickie’s record, vitals, symptoms, anything mentioned in these files, does anything surprise you about the care team and their plan of action in terms of her treatment?anything else surprising or noteworthy you find or signs of carelessness? <text:s/>What would you suggest? <text:s/></text:p>
      <text:p text:style-name="Standard"><text:s text:c="2"/></text:p>
      <text:p text:style-name="Standard"># Answer (Claude 3.5 Sonnet): <text:s/></text:p>
      <text:p text:style-name="Standard">Based on the provided medical records, there are several concerning oversights and gaps in care:</text:p>
      <text:p text:style-name="Standard"/>
      <text:p text:style-name="Standard">## Critical Oversights</text:p>
      <text:p text:style-name="Standard"/>
      <text:p text:style-name="Standard">**Missing Evaluations**</text:p>
      <text:p text:style-name="Standard">- No EKG despite:</text:p>
      <text:p text:style-name="Standard"><text:s text:c="2"/>- History of CVA (stroke)</text:p>
      <text:p text:style-name="Standard"><text:s text:c="2"/>- Hypertension</text:p>
      <text:p text:style-name="Standard"><text:s text:c="2"/>- Stage 3b CKD</text:p>
      <text:p text:style-name="Standard">- No documented nephrology referral despite:</text:p>
      <text:p text:style-name="Standard"><text:soft-page-break/><text:s text:c="2"/>- Significant GFR decline (71 to 42 mL/min)</text:p>
      <text:p text:style-name="Standard"><text:s text:c="2"/>- New diagnosis of Stage 3b CKD</text:p>
      <text:p text:style-name="Standard"/>
      <text:p text:style-name="Standard">**Medication Concerns**</text:p>
      <text:p text:style-name="Standard">- Still prescribed ibuprofen 800mg despite:</text:p>
      <text:p text:style-name="Standard"><text:s text:c="2"/>- CKD diagnosis</text:p>
      <text:p text:style-name="Standard"><text:s text:c="2"/>- Known contraindication with kidney disease</text:p>
      <text:p text:style-name="Standard">- High-dose Trazodone (200mg) without:</text:p>
      <text:p text:style-name="Standard"><text:s text:c="2"/>- Sleep study</text:p>
      <text:p text:style-name="Standard"><text:s text:c="2"/>- Consideration of kidney function</text:p>
      <text:p text:style-name="Standard"><text:s text:c="2"/>- Documentation of efficacy</text:p>
      <text:p text:style-name="Standard"/>
      <text:p text:style-name="Standard">## Concerning Patterns</text:p>
      <text:p text:style-name="Standard"/>
      <text:p text:style-name="Standard">**Follow-up Care**</text:p>
      <text:p text:style-name="Standard">- Only 5-minute telemedicine visit for:</text:p>
      <text:p text:style-name="Standard"><text:s text:c="2"/>- New CKD diagnosis</text:p>
      <text:p text:style-name="Standard"><text:s text:c="2"/>- Multiple chronic conditions</text:p>
      <text:p text:style-name="Standard"><text:s text:c="2"/>- Complex medication regimen</text:p>
      <text:p text:style-name="Standard"/>
      <text:p text:style-name="Standard">**Documentation Gaps**</text:p>
      <text:p text:style-name="Standard">- No documented:</text:p>
      <text:p text:style-name="Standard"><text:s text:c="2"/>- Home blood pressure monitoring plan</text:p>
      <text:p text:style-name="Standard"><text:s text:c="2"/>- Dietary counseling for CKD</text:p>
      <text:p text:style-name="Standard"><text:s text:c="2"/>- Fall risk assessment</text:p>
      <text:p text:style-name="Standard"><text:s text:c="2"/>- Bone health screening</text:p>
      <text:p text:style-name="Standard"><text:s text:c="2"/>- Long COVID evaluation despite three infections</text:p>
      <text:p text:style-name="Standard"/>
      <text:p text:style-name="Standard">## Recommendations</text:p>
      <text:p text:style-name="Standard"/>
      <text:p text:style-name="Standard">1. Immediate nephrology referral</text:p>
      <text:p text:style-name="Standard">2. Comprehensive medication review</text:p>
      <text:p text:style-name="Standard">3. Sleep study</text:p>
      <text:p text:style-name="Standard">4. Cardiovascular evaluation</text:p>
      <text:p text:style-name="Standard">5. Long COVID assessment</text:p>
      <text:p text:style-name="Standard">6. Detailed dietary counseling</text:p>
      <text:p text:style-name="Standard">7. Regular in-person visits</text:p>
      <text:p text:style-name="Standard"/>
      <text:p text:style-name="Standard">## Additional Concerns</text:p>
      <text:p text:style-name="Standard"/>
      <text:p text:style-name="Standard">- Multiple medication changes without documented rationale</text:p>
      <text:p text:style-name="Standard">- Lack of coordination between providers</text:p>
      <text:p text:style-name="Standard">- No documented lifestyle modification plans</text:p>
      <text:p text:style-name="Standard">- Missing specialist referrals</text:p>
      <text:p text:style-name="Standard">- Inadequate monitoring of declining kidney function</text:p>
      <text:p text:style-name="Standard"/>
      <text:p text:style-name="Standard">The care appears fragmented and reactive rather than proactive and comprehensive. <text:s/></text:p>
      <text:p text:style-name="Standard">--- <text:s/></text:p>
      <text:p text:style-name="Standard"/>
      <text:p text:style-name="Standard"><text:soft-page-break/></text:p>
      <text:p text:style-name="Standard"># How did Vickie's condition evolve over time <text:s/></text:p>
      <text:p text:style-name="Standard"><text:s text:c="2"/></text:p>
      <text:p text:style-name="Standard"># Answer (Claude 3.5 Sonnet): <text:s/></text:p>
      <text:p text:style-name="Standard">Based on the medical records, here's an analysis of Vickie's health evolution:</text:p>
      <text:p text:style-name="Standard"/>
      <text:p text:style-name="Standard">## Kidney Function Decline (Most Critical Change)</text:p>
      <text:p text:style-name="Standard"/>
      <text:p text:style-name="Standard">**GFR Progression**</text:p>
      <text:p text:style-name="Standard">- October 2021: 71 mL/min (normal)</text:p>
      <text:p text:style-name="Standard">- April 2022: 45 mL/min</text:p>
      <text:p text:style-name="Standard">- July 2022: 55 mL/min</text:p>
      <text:p text:style-name="Standard">- April 2023: 49 mL/min</text:p>
      <text:p text:style-name="Standard">- November 2023: 45 mL/min</text:p>
      <text:p text:style-name="Standard">- May 2024: 41 mL/min</text:p>
      <text:p text:style-name="Standard">- October 2024: 42 mL/min (current)</text:p>
      <text:p text:style-name="Standard"/>
      <text:p text:style-name="Standard">## Major Health Events</text:p>
      <text:p text:style-name="Standard"/>
      <text:p text:style-name="Standard">**COVID-19 Impact**</text:p>
      <text:p text:style-name="Standard">- Three documented COVID infections</text:p>
      <text:p text:style-name="Standard">- Developed persistent cough</text:p>
      <text:p text:style-name="Standard">- Possible Long COVID symptoms</text:p>
      <text:p text:style-name="Standard">- Shortness of breath with certain activities</text:p>
      <text:p text:style-name="Standard"/>
      <text:p text:style-name="Standard">**Medication Changes**</text:p>
      <text:p text:style-name="Standard">- Switched from Lisinopril to Olmesartan for cough</text:p>
      <text:p text:style-name="Standard">- Continued high-dose Trazodone (200mg) despite declining kidney function</text:p>
      <text:p text:style-name="Standard">- Still prescribed ibuprofen 800mg despite CKD diagnosis</text:p>
      <text:p text:style-name="Standard"/>
      <text:p text:style-name="Standard">## Concerning Patterns</text:p>
      <text:p text:style-name="Standard"/>
      <text:p text:style-name="Standard">**Provider Oversights**</text:p>
      <text:p text:style-name="Standard">- 5-minute telemedicine visit for new CKD diagnosis</text:p>
      <text:p text:style-name="Standard">- No documented nephrology referral despite significant GFR decline</text:p>
      <text:p text:style-name="Standard">- No EKG on file despite cardiovascular history</text:p>
      <text:p text:style-name="Standard">- No documented dietary counseling for CKD</text:p>
      <text:p text:style-name="Standard"/>
      <text:p text:style-name="Standard">**Physical Changes**</text:p>
      <text:p text:style-name="Standard">- Can walk briskly for several miles</text:p>
      <text:p text:style-name="Standard">- Gets short of breath when bending/picking up toys</text:p>
      <text:p text:style-name="Standard">- Sleep issues (only getting 5.5 hours despite 8.5 in bed)</text:p>
      <text:p text:style-name="Standard">- Persistent cough since COVID</text:p>
      <text:p text:style-name="Standard"/>
      <text:p text:style-name="Standard">## Missing Follow-up Care</text:p>
      <text:p text:style-name="Standard"/>
      <text:p text:style-name="Standard">1. No documented sleep study</text:p>
      <text:p text:style-name="Standard">2. No comprehensive cardiac evaluation</text:p>
      <text:p text:style-name="Standard">3. No Long COVID assessment</text:p>
      <text:p text:style-name="Standard"><text:soft-page-break/>4. No renal dietitian referral</text:p>
      <text:p text:style-name="Standard">5. No documented fall risk assessment</text:p>
      <text:p text:style-name="Standard"/>
      <text:p text:style-name="Standard">The most concerning trend is the steady decline in kidney function without appropriate specialist referrals or medication adjustments. <text:s/></text:p>
      <text:p text:style-name="Standard">--- <text:s/></text:p>
      <text:p text:style-name="Standard"/>
      <text:p text:style-name="Standard"/>
      <text:p text:style-name="Standard"># Were there any discrepancies in the treatment plan <text:s/></text:p>
      <text:p text:style-name="Standard"><text:s text:c="2"/></text:p>
      <text:p text:style-name="Standard"># Answer (Claude 3.5 Sonnet): <text:s/></text:p>
      <text:p text:style-name="Standard">Based on the medical records and current guidelines, there are several concerning discrepancies and oversights in Vickie's treatment plan:</text:p>
      <text:p text:style-name="Standard"/>
      <text:p text:style-name="Standard">## Critical Oversights</text:p>
      <text:p text:style-name="Standard"/>
      <text:p text:style-name="Standard">**Nephrology Care**</text:p>
      <text:p text:style-name="Standard">- No documented nephrology referral despite:</text:p>
      <text:p text:style-name="Standard"><text:s text:c="2"/>- GFR decline from 71 to 42 mL/min in 3 years</text:p>
      <text:p text:style-name="Standard"><text:s text:c="2"/>- New diagnosis of Stage 3b CKD</text:p>
      <text:p text:style-name="Standard">- Only a 5-minute telemedicine visit for new CKD diagnosis</text:p>
      <text:p text:style-name="Standard"/>
      <text:p text:style-name="Standard">**Medication Issues**</text:p>
      <text:p text:style-name="Standard">- Still prescribed ibuprofen 800mg despite CKD diagnosis</text:p>
      <text:p text:style-name="Standard">- High-dose Trazodone (200mg) without:</text:p>
      <text:p text:style-name="Standard"><text:s text:c="2"/>- Sleep study</text:p>
      <text:p text:style-name="Standard"><text:s text:c="2"/>- Dose adjustment for declining kidney function</text:p>
      <text:p text:style-name="Standard">- Venlafaxine 300mg daily needs review with GFR &lt; 45</text:p>
      <text:p text:style-name="Standard"/>
      <text:p text:style-name="Standard">## Missing Evaluations</text:p>
      <text:p text:style-name="Standard"/>
      <text:p text:style-name="Standard">**Required Tests Not Ordered**</text:p>
      <text:p text:style-name="Standard">- No documented EKG despite cardiovascular history</text:p>
      <text:p text:style-name="Standard">- No bone density screening</text:p>
      <text:p text:style-name="Standard">- No comprehensive cardiac evaluation</text:p>
      <text:p text:style-name="Standard">- No documented sleep study despite sleep issues</text:p>
      <text:p text:style-name="Standard">- No Long COVID assessment despite three infections</text:p>
      <text:p text:style-name="Standard"/>
      <text:p text:style-name="Standard">## Treatment Plan Gaps</text:p>
      <text:p text:style-name="Standard"/>
      <text:p text:style-name="Standard">**Missing Components**</text:p>
      <text:p text:style-name="Standard">- No documented dietary counseling for CKD</text:p>
      <text:p text:style-name="Standard">- No home blood pressure monitoring plan</text:p>
      <text:p text:style-name="Standard">- No structured exercise program</text:p>
      <text:p text:style-name="Standard">- No fall risk assessment</text:p>
      <text:p text:style-name="Standard">- No renal dietitian referral for vegetarian diet management</text:p>
      <text:p text:style-name="Standard"/>
      <text:p text:style-name="Standard">## Recommendations</text:p>
      <text:p text:style-name="Standard"/>
      <text:p text:style-name="Standard"><text:soft-page-break/>1. Immediate nephrology consultation</text:p>
      <text:p text:style-name="Standard">2. Comprehensive medication review</text:p>
      <text:p text:style-name="Standard">3. Detailed dietary plan considering vegetarian status</text:p>
      <text:p text:style-name="Standard">4. Regular specialist follow-up schedule</text:p>
      <text:p text:style-name="Standard">5. Implementation of home monitoring protocols</text:p>
      <text:p text:style-name="Standard"/>
      <text:p text:style-name="Standard">The current treatment plan falls short of standard care guidelines for CKD Stage 3b management. <text:s/></text:p>
      <text:p text:style-name="Standard">--- <text:s/></text:p>
      <text:p text:style-name="Standard"/>
      <text:p text:style-name="Standard"/>
      <text:p text:style-name="Standard"># Are Mirafiber gummies by miralax OK for her <text:s/></text:p>
      <text:p text:style-name="Standard"><text:s text:c="2"/></text:p>
      <text:p text:style-name="Standard"># Answer (Claude 3.5 Sonnet): <text:s/></text:p>
      <text:p text:style-name="Standard">Based on Vickie's medical records and current health status, MiraFIBER gummies require careful consideration:</text:p>
      <text:p text:style-name="Standard"/>
      <text:p text:style-name="Standard">## Concerns for CKD Patients</text:p>
      <text:p text:style-name="Standard"/>
      <text:p text:style-name="Standard">**Potential Issues**</text:p>
      <text:p text:style-name="Standard">- High sugar content could affect blood sugar levels</text:p>
      <text:p text:style-name="Standard">- May cause bloating and gas, which she's sensitive to</text:p>
      <text:p text:style-name="Standard">- Contains ingredients that could interact with her multiple medications</text:p>
      <text:p text:style-name="Standard">- Not specifically tested for Stage 3b CKD patients</text:p>
      <text:p text:style-name="Standard"/>
      <text:p text:style-name="Standard">## Specific Risk Factors</text:p>
      <text:p text:style-name="Standard"/>
      <text:p text:style-name="Standard">**Medical Conditions**</text:p>
      <text:p text:style-name="Standard">- Stage 3b CKD (GFR 42 mL/min)</text:p>
      <text:p text:style-name="Standard">- History of digestive sensitivities</text:p>
      <text:p text:style-name="Standard">- Multiple medication interactions</text:p>
      <text:p text:style-name="Standard">- Known sensitivity to methylcellulose products</text:p>
      <text:p text:style-name="Standard"/>
      <text:p text:style-name="Standard">## Safer Alternatives</text:p>
      <text:p text:style-name="Standard"/>
      <text:p text:style-name="Standard">**Recommended Options**</text:p>
      <text:p text:style-name="Standard">- Lactulose (kidney-friendly)</text:p>
      <text:p text:style-name="Standard">- Dietary fiber from approved CKD-friendly foods</text:p>
      <text:p text:style-name="Standard">- Regular physical activity</text:p>
      <text:p text:style-name="Standard">- Increased water intake within fluid restrictions</text:p>
      <text:p text:style-name="Standard"/>
      <text:p text:style-name="Standard">## Recommendations</text:p>
      <text:p text:style-name="Standard"/>
      <text:p text:style-name="Standard">1. Consult with nephrologist before starting any fiber supplements</text:p>
      <text:p text:style-name="Standard">2. Work with renal dietitian to develop appropriate fiber plan</text:p>
      <text:p text:style-name="Standard">3. Consider natural sources of fiber that are safe for CKD</text:p>
      <text:p text:style-name="Standard">4. Monitor for:</text:p>
      <text:p text:style-name="Standard"><text:s text:c="3"/>- Bloating</text:p>
      <text:p text:style-name="Standard"><text:s text:c="3"/>- Gas</text:p>
      <text:p text:style-name="Standard"><text:s text:c="3"/>- Changes in kidney function</text:p>
      <text:p text:style-name="Standard"><text:soft-page-break/><text:s text:c="3"/>- Medication interactions</text:p>
      <text:p text:style-name="Standard"/>
      <text:p text:style-name="Standard">Given her kidney disease and medication regimen, she should avoid starting new supplements without healthcare provider approval. <text:s/></text:p>
      <text:p text:style-name="Standard">--- <text:s/></text:p>
      <text:p text:style-name="Standard"/>
      <text:p text:style-name="Standard"/>
      <text:p text:style-name="Standard"># She recently got diarrhea when she took Lactulose instead of miralax, the doctor wants to have her weaned off of it and has prescribed psyllium. So what do you think was this probably the correct route? Consider everything in her profile <text:s/></text:p>
      <text:p text:style-name="Standard"><text:s text:c="2"/></text:p>
      <text:p text:style-name="Standard"># Answer (Claude 3.5 Sonnet): <text:s/></text:p>
      <text:p text:style-name="Standard">Based on Vickie's medical profile and recent experiences, let's analyze this treatment change:</text:p>
      <text:p text:style-name="Standard"/>
      <text:p text:style-name="Standard">## Current Situation</text:p>
      <text:p text:style-name="Standard"/>
      <text:p text:style-name="Standard">**Medication Changes**</text:p>
      <text:p text:style-name="Standard">- Moving from MiraLAX to Lactulose caused diarrhea</text:p>
      <text:p text:style-name="Standard">- Now transitioning to psyllium</text:p>
      <text:p text:style-name="Standard">- Stage 3b CKD (GFR 42 mL/min)</text:p>
      <text:p text:style-name="Standard">- Vegetarian diet</text:p>
      <text:p text:style-name="Standard">- History of digestive sensitivities</text:p>
      <text:p text:style-name="Standard"/>
      <text:p text:style-name="Standard">## Concerns with Current Plan</text:p>
      <text:p text:style-name="Standard"/>
      <text:p text:style-name="Standard">**Psyllium Risks**</text:p>
      <text:p text:style-name="Standard">- Must be taken with &gt;250mL water, problematic with fluid restrictions</text:p>
      <text:p text:style-name="Standard">- Could cause impaction if not enough fluid</text:p>
      <text:p text:style-name="Standard">- May affect absorption of her multiple medications</text:p>
      <text:p text:style-name="Standard">- Known sensitivity to methylcellulose suggests possible fiber sensitivity</text:p>
      <text:p text:style-name="Standard"/>
      <text:p text:style-name="Standard">**CKD Considerations**</text:p>
      <text:p text:style-name="Standard">- Declining kidney function requires careful medication management</text:p>
      <text:p text:style-name="Standard">- Multiple medications that could interact</text:p>
      <text:p text:style-name="Standard">- Fluid restrictions must be considered</text:p>
      <text:p text:style-name="Standard">- Vegetarian diet already includes fiber sources</text:p>
      <text:p text:style-name="Standard"/>
      <text:p text:style-name="Standard">## Better Alternatives</text:p>
      <text:p text:style-name="Standard"/>
      <text:p text:style-name="Standard">**Recommended Options**</text:p>
      <text:p text:style-name="Standard">- Lubiprostone (shows renoprotective effects)</text:p>
      <text:p text:style-name="Standard">- Linaclotide (minimal systemic absorption)</text:p>
      <text:p text:style-name="Standard">- Regular, small doses of Lactulose with careful titration</text:p>
      <text:p text:style-name="Standard"/>
      <text:p text:style-name="Standard">## Recommendations</text:p>
      <text:p text:style-name="Standard"/>
      <text:p text:style-name="Standard">1. Discuss alternative medications with nephrologist</text:p>
      <text:p text:style-name="Standard">2. Consider gradual transition rather than immediate switch</text:p>
      <text:p text:style-name="Standard">3. Monitor for:</text:p>
      <text:p text:style-name="Standard"><text:soft-page-break/><text:s text:c="3"/>- Medication interactions</text:p>
      <text:p text:style-name="Standard"><text:s text:c="3"/>- Dehydration</text:p>
      <text:p text:style-name="Standard"><text:s text:c="3"/>- Electrolyte imbalances</text:p>
      <text:p text:style-name="Standard"><text:s text:c="3"/>- Changes in kidney function</text:p>
      <text:p text:style-name="Standard"/>
      <text:p text:style-name="Standard">The current treatment plan may need revision given her complex medical history and sensitivities. A more kidney-friendly option with less risk of dehydration might be more appropriate. <text:s/></text:p>
      <text:p text:style-name="Standard">--- <text:s/></text:p>
      <text:p text:style-name="Standard"/>
      <text:p text:style-name="Standard"/>
      <text:p text:style-name="Standard"># What are the common side effects of psyllium <text:s/></text:p>
      <text:p text:style-name="Standard"><text:s text:c="2"/></text:p>
      <text:p text:style-name="Standard"># Answer (Claude 3.5 Sonnet): <text:s/></text:p>
      <text:p text:style-name="Standard">Based on the search results, here are the common side effects of psyllium:</text:p>
      <text:p text:style-name="Standard"/>
      <text:p text:style-name="Standard">## Primary Side Effects</text:p>
      <text:p text:style-name="Standard"/>
      <text:p text:style-name="Standard">**Gastrointestinal Issues**</text:p>
      <text:p text:style-name="Standard">- Gas and bloating (most common)</text:p>
      <text:p text:style-name="Standard">- Stomach pain and cramps</text:p>
      <text:p text:style-name="Standard">- Mild diarrhea</text:p>
      <text:p text:style-name="Standard">- Nausea</text:p>
      <text:p text:style-name="Standard">- Rectal pain</text:p>
      <text:p text:style-name="Standard">- Constipation</text:p>
      <text:p text:style-name="Standard">- Irritation</text:p>
      <text:p text:style-name="Standard"/>
      <text:p text:style-name="Standard">**Serious Concerns**</text:p>
      <text:p text:style-name="Standard">- Esophageal impaction risk</text:p>
      <text:p text:style-name="Standard">- Duodenal bezoars</text:p>
      <text:p text:style-name="Standard">- Choking if taken without adequate water</text:p>
      <text:p text:style-name="Standard">- Allergic reactions (rare)</text:p>
      <text:p text:style-name="Standard"/>
      <text:p text:style-name="Standard">## Special Considerations for CKD</text:p>
      <text:p text:style-name="Standard"/>
      <text:p text:style-name="Standard">**Additional Risks for Kidney Patients**</text:p>
      <text:p text:style-name="Standard">- May be high in magnesium, potassium, and sodium</text:p>
      <text:p text:style-name="Standard">- Fluid requirements problematic with fluid restrictions</text:p>
      <text:p text:style-name="Standard">- Can affect medication absorption</text:p>
      <text:p text:style-name="Standard">- May worsen symptoms in some cases</text:p>
      <text:p text:style-name="Standard"/>
      <text:p text:style-name="Standard">## Prevention Measures</text:p>
      <text:p text:style-name="Standard"/>
      <text:p text:style-name="Standard">1. Always take with full 8 oz glass of water</text:p>
      <text:p text:style-name="Standard">2. Drink 6-8 glasses of water throughout the day</text:p>
      <text:p text:style-name="Standard">3. Start with lower doses</text:p>
      <text:p text:style-name="Standard">4. Take medications 1-2 hours apart from psyllium</text:p>
      <text:p text:style-name="Standard">5. Monitor for allergic reactions</text:p>
      <text:p text:style-name="Standard"/>
      <text:p text:style-name="Standard">Remember to discuss psyllium use with healthcare providers, especially if you have kidney disease or <text:soft-page-break/>take medications that could interact with it. <text:s/></text:p>
      <text:p text:style-name="Standard">--- <text:s/></text:p>
      <text:p text:style-name="Standard"/>
      <text:p text:style-name="Standard"/>
      <text:p text:style-name="Standard"># Is it safe to take psyllium if I have kidney disease <text:s/></text:p>
      <text:p text:style-name="Standard"><text:s text:c="2"/></text:p>
      <text:p text:style-name="Standard"># Answer (Claude 3.5 Sonnet): <text:s/></text:p>
      <text:p text:style-name="Standard">Based on Vickie's Stage 3b CKD (GFR 42 mL/min) and current medical profile, psyllium supplementation presents several concerns:</text:p>
      <text:p text:style-name="Standard"/>
      <text:p text:style-name="Standard">## Major Concerns</text:p>
      <text:p text:style-name="Standard"/>
      <text:p text:style-name="Standard">**Mineral Content Issues**</text:p>
      <text:p text:style-name="Standard">- High in magnesium, potassium, and sodium, which already-compromised kidneys must filter</text:p>
      <text:p text:style-name="Standard">- Can overload kidneys with minerals they cannot properly process</text:p>
      <text:p text:style-name="Standard">- May interfere with current mineral restrictions</text:p>
      <text:p text:style-name="Standard"/>
      <text:p text:style-name="Standard">**Fluid Requirements**</text:p>
      <text:p text:style-name="Standard">- Requires 1-2 glasses of water per dose</text:p>
      <text:p text:style-name="Standard">- Problematic with fluid restrictions in CKD</text:p>
      <text:p text:style-name="Standard">- Risk of inadequate absorption without proper fluid intake</text:p>
      <text:p text:style-name="Standard"/>
      <text:p text:style-name="Standard">## Safety Considerations</text:p>
      <text:p text:style-name="Standard"/>
      <text:p text:style-name="Standard">**Medication Interactions**</text:p>
      <text:p text:style-name="Standard">- May affect absorption of multiple medications she's taking:</text:p>
      <text:p text:style-name="Standard"><text:s text:c="2"/>- Blood pressure medications</text:p>
      <text:p text:style-name="Standard"><text:s text:c="2"/>- Thyroid medication</text:p>
      <text:p text:style-name="Standard"><text:s text:c="2"/>- Cholesterol medication</text:p>
      <text:p text:style-name="Standard">- Timing of medications would need careful coordination</text:p>
      <text:p text:style-name="Standard"/>
      <text:p text:style-name="Standard">## Alternative Recommendations</text:p>
      <text:p text:style-name="Standard"/>
      <text:p text:style-name="Standard">1. Consider other constipation treatments that don't require significant fluid intake</text:p>
      <text:p text:style-name="Standard">2. Discuss kidney-friendly alternatives with nephrologist</text:p>
      <text:p text:style-name="Standard">3. Focus on safe dietary modifications within CKD restrictions</text:p>
      <text:p text:style-name="Standard">4. Review timing of current medications</text:p>
      <text:p text:style-name="Standard"/>
      <text:p text:style-name="Standard">The combination of mineral content, fluid requirements, and potential medication interactions makes psyllium a potentially risky choice for her current kidney function level. <text:s/></text:p>
      <text:p text:style-name="Standard">--- <text:s/></text:p>
      <text:p text:style-name="Standard"/>
      <text:p text:style-name="Standard"/>
      <text:p text:style-name="Standard"># Compared to miralax is it better or worse for her? <text:s/></text:p>
      <text:p text:style-name="Standard"><text:s text:c="2"/></text:p>
      <text:p text:style-name="Standard"># Answer (Claude 3.5 Sonnet): <text:s/></text:p>
      <text:p text:style-name="Standard">Based on Vickie's Stage 3b CKD (GFR 42 mL/min) and current medical profile, switching from MiraLAX to psyllium presents several concerns:</text:p>
      <text:p text:style-name="Standard"/>
      <text:p text:style-name="Standard"><text:soft-page-break/>## MiraLAX Benefits</text:p>
      <text:p text:style-name="Standard">- Osmotic laxative that's generally safer for CKD patients</text:p>
      <text:p text:style-name="Standard">- Doesn't require significant fluid intake</text:p>
      <text:p text:style-name="Standard">- Less mineral content to burden kidneys</text:p>
      <text:p text:style-name="Standard">- Better documented safety profile with kidney disease</text:p>
      <text:p text:style-name="Standard"/>
      <text:p text:style-name="Standard">## Psyllium Concerns</text:p>
      <text:p text:style-name="Standard">- High in magnesium, potassium, and sodium that kidneys must filter</text:p>
      <text:p text:style-name="Standard">- Requires 1-2 glasses of water per dose (problematic with fluid restrictions)</text:p>
      <text:p text:style-name="Standard">- Risk of impaction if not enough fluid consumed</text:p>
      <text:p text:style-name="Standard">- May affect absorption of her multiple medications</text:p>
      <text:p text:style-name="Standard">- Could overload already compromised kidneys</text:p>
      <text:p text:style-name="Standard"/>
      <text:p text:style-name="Standard">## Recommendation</text:p>
      <text:p text:style-name="Standard"/>
      <text:p text:style-name="Standard">MiraLAX appears to be the safer option because:</text:p>
      <text:p text:style-name="Standard">- Lower risk of mineral overload</text:p>
      <text:p text:style-name="Standard">- Less fluid requirement</text:p>
      <text:p text:style-name="Standard">- Better suited for CKD patients</text:p>
      <text:p text:style-name="Standard">- Less likely to interfere with medications</text:p>
      <text:p text:style-name="Standard">- Lower risk of complications</text:p>
      <text:p text:style-name="Standard"/>
      <text:p text:style-name="Standard">Given her declining kidney function and fluid restrictions, continuing MiraLAX would be preferable to switching to psyllium. The doctor's recommendation to switch medications should be reconsidered, especially given her recent negative reaction to Lactulose. <text:s/></text:p>
      <text:p text:style-name="Standard">--- <text:s/></text:p>
      <text:p text:style-name="Standard"/>
      <text:p text:style-name="Standard"/>
      <text:p text:style-name="Standard"># Now, pros and cons between miralax Lactulose and psyllium <text:s/></text:p>
      <text:p text:style-name="Standard"><text:s text:c="2"/></text:p>
      <text:p text:style-name="Standard"># Answer (Claude 3.5 Sonnet): <text:s/></text:p>
      <text:p text:style-name="Standard">Based on the medical records and research, here's a comparison of these three options for Vickie's Stage 3b CKD:</text:p>
      <text:p text:style-name="Standard"/>
      <text:p text:style-name="Standard">## MiraLAX (Polyethylene Glycol)</text:p>
      <text:p text:style-name="Standard"/>
      <text:p text:style-name="Standard">**Pros**</text:p>
      <text:p text:style-name="Standard">- Generally safe up to Stage 3 CKD</text:p>
      <text:p text:style-name="Standard">- Doesn't require significant fluid intake</text:p>
      <text:p text:style-name="Standard">- Less likely to affect mineral balance</text:p>
      <text:p text:style-name="Standard">- Familiar medication she's used to</text:p>
      <text:p text:style-name="Standard"/>
      <text:p text:style-name="Standard">**Cons**</text:p>
      <text:p text:style-name="Standard">- May cause kidney damage in later CKD stages</text:p>
      <text:p text:style-name="Standard">- Risk of electrolyte imbalances</text:p>
      <text:p text:style-name="Standard">- Contains polyethylene glycol which can cause oxalate nephropathy</text:p>
      <text:p text:style-name="Standard">- Not recommended for long-term use with kidney disease</text:p>
      <text:p text:style-name="Standard"/>
      <text:p text:style-name="Standard">## Lactulose</text:p>
      <text:p text:style-name="Standard"><text:soft-page-break/></text:p>
      <text:p text:style-name="Standard">**Pros**</text:p>
      <text:p text:style-name="Standard">- Shows renoprotective effects</text:p>
      <text:p text:style-name="Standard">- Helps reduce nitrogen products in CKD patients</text:p>
      <text:p text:style-name="Standard">- Modifies gut microbiota positively</text:p>
      <text:p text:style-name="Standard">- Safer for kidney disease patients</text:p>
      <text:p text:style-name="Standard">- Similar osmotic mechanism to MiraLAX</text:p>
      <text:p text:style-name="Standard"/>
      <text:p text:style-name="Standard">**Cons**</text:p>
      <text:p text:style-name="Standard">- Can cause diarrhea (as Vickie experienced)</text:p>
      <text:p text:style-name="Standard">- May require dose adjustment to find right balance</text:p>
      <text:p text:style-name="Standard">- Can cause bloating and gas</text:p>
      <text:p text:style-name="Standard">- May take time to adjust to</text:p>
      <text:p text:style-name="Standard"/>
      <text:p text:style-name="Standard">## Psyllium</text:p>
      <text:p text:style-name="Standard"/>
      <text:p text:style-name="Standard">**Pros**</text:p>
      <text:p text:style-name="Standard">- Natural fiber source</text:p>
      <text:p text:style-name="Standard">- May help with overall digestive health</text:p>
      <text:p text:style-name="Standard">- Can help regulate bowel movements</text:p>
      <text:p text:style-name="Standard"/>
      <text:p text:style-name="Standard">**Cons**</text:p>
      <text:p text:style-name="Standard">- High in magnesium, potassium, and sodium</text:p>
      <text:p text:style-name="Standard">- Requires significant fluid intake (1-2 glasses per drink)</text:p>
      <text:p text:style-name="Standard">- Can overload already compromised kidneys</text:p>
      <text:p text:style-name="Standard">- Not recommended for CKD patients</text:p>
      <text:p text:style-name="Standard">- Problematic with fluid restrictions</text:p>
      <text:p text:style-name="Standard"/>
      <text:p text:style-name="Standard">Based on this analysis and Vickie's Stage 3b CKD, Lactulose appears to be the safest long-term option, but would require careful dose adjustment to prevent diarrhea. <text:s/></text:p>
      <text:p text:style-name="Standard">--- <text:s/></text:p>
      <text:p text:style-name="Standard"/>
      <text:p text:style-name="Standard"/>
      <text:p text:style-name="Standard"># What made you say that psyllium might get her sick because methylcellulose did? <text:s/></text:p>
      <text:p text:style-name="Standard"><text:s text:c="2"/></text:p>
      <text:p text:style-name="Standard"># Answer (Claude 3.5 Sonnet): <text:s/></text:p>
      <text:p text:style-name="Standard">Based on Vickie's medical records and reported symptoms, there are several key connections between her methylcellulose sensitivity and potential psyllium issues:</text:p>
      <text:p text:style-name="Standard"/>
      <text:p text:style-name="Standard">## Similarities in Mechanism</text:p>
      <text:p text:style-name="Standard"/>
      <text:p text:style-name="Standard">**Fiber Properties**</text:p>
      <text:p text:style-name="Standard">- Both are soluble fibers that form gels with water</text:p>
      <text:p text:style-name="Standard">- Both require significant fluid intake to work properly</text:p>
      <text:p text:style-name="Standard">- Both can cause bloating and gas</text:p>
      <text:p text:style-name="Standard"/>
      <text:p text:style-name="Standard">## Patient-Specific Concerns</text:p>
      <text:p text:style-name="Standard"/>
      <text:p text:style-name="Standard">**Known Sensitivities**</text:p>
      <text:p text:style-name="Standard"><text:soft-page-break/>- Gets "extremely sick" with Impossible Burgers (containing methylcellulose)</text:p>
      <text:p text:style-name="Standard">- Has Stage 3b CKD (GFR 42 mL/min)</text:p>
      <text:p text:style-name="Standard">- Already experiences digestive sensitivities</text:p>
      <text:p text:style-name="Standard"/>
      <text:p text:style-name="Standard">**Risk Factors**</text:p>
      <text:p text:style-name="Standard">- Both supplements require extra fluid intake, problematic with CKD</text:p>
      <text:p text:style-name="Standard">- Both can affect medication absorption (she's on multiple medications)</text:p>
      <text:p text:style-name="Standard">- Both can cause mineral absorption issues</text:p>
      <text:p text:style-name="Standard"/>
      <text:p text:style-name="Standard">## Recommendation</text:p>
      <text:p text:style-name="Standard"/>
      <text:p text:style-name="Standard">Given her documented sensitivity to methylcellulose and similar properties between the two fiber supplements, psyllium poses similar risks. A different approach to managing constipation would be safer, particularly considering her kidney function and medication regi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le Berry</meta:initial-creator>
    <meta:creation-date>2024-11-28T03:23:10</meta:creation-date>
    <meta:document-statistic meta:table-count="0" meta:image-count="0" meta:object-count="0" meta:page-count="44" meta:paragraph-count="1562" meta:word-count="9493" meta:character-count="62621"/>
    <dc:date>2024-11-28T13:56:40.52</dc:date>
    <dc:creator>Kyle Berry</dc:creator>
    <meta:editing-duration>PT10H18M19S</meta:editing-duration>
    <meta:editing-cycles>1</meta:editing-cycles>
    <meta:generator>OpenOffice/4.1.15$Win32 OpenOffice.org_project/4115m2$Build-9813</meta:generator>
  </office:meta>
</office:document-meta>
</file>